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18.25pt" officeooo:rsid="000599a0" officeooo:paragraph-rsid="000599a0" style:font-name-asian="ＭＳ Ｐゴシック" style:font-size-asian="16pt" style:font-size-complex="18.25pt"/>
    </style:style>
    <style:style style:name="P2" style:family="paragraph" style:parent-style-name="Standard">
      <style:paragraph-properties fo:text-align="start" style:justify-single-word="false"/>
      <style:text-properties fo:font-size="18.25pt" officeooo:rsid="000599a0" officeooo:paragraph-rsid="000599a0" style:font-name-asian="ＭＳ Ｐゴシック" style:font-size-asian="16pt" style:font-size-complex="18.25pt"/>
    </style:style>
    <style:style style:name="P3" style:family="paragraph" style:parent-style-name="Standard">
      <style:paragraph-properties fo:text-align="start" style:justify-single-word="false"/>
      <style:text-properties fo:font-size="18.25pt" officeooo:rsid="0008503c" officeooo:paragraph-rsid="0008503c" style:font-name-asian="ＭＳ Ｐゴシック" style:font-size-asian="16pt" style:font-size-complex="18.25pt"/>
    </style:style>
    <style:style style:name="P4" style:family="paragraph" style:parent-style-name="Standard">
      <style:paragraph-properties fo:text-align="start" style:justify-single-word="false"/>
      <style:text-properties fo:font-size="18.25pt" officeooo:rsid="0008503c" officeooo:paragraph-rsid="00098c22" style:font-name-asian="ＭＳ Ｐゴシック" style:font-size-asian="16pt" style:font-size-complex="18.25pt"/>
    </style:style>
    <style:style style:name="P5" style:family="paragraph" style:parent-style-name="Standard">
      <style:paragraph-properties fo:text-align="start" style:justify-single-word="false"/>
      <style:text-properties fo:font-size="18.25pt" officeooo:rsid="0008503c" officeooo:paragraph-rsid="001aa6a8" style:font-name-asian="ＭＳ Ｐゴシック" style:font-size-asian="16pt" style:font-size-complex="18.25pt"/>
    </style:style>
    <style:style style:name="P6" style:family="paragraph" style:parent-style-name="Standard">
      <style:paragraph-properties fo:text-align="start" style:justify-single-word="false"/>
      <style:text-properties fo:font-size="18.25pt" officeooo:rsid="0008503c" officeooo:paragraph-rsid="001d183e" style:font-name-asian="ＭＳ Ｐゴシック" style:font-size-asian="16pt" style:font-size-complex="18.25pt"/>
    </style:style>
    <style:style style:name="P7" style:family="paragraph" style:parent-style-name="Standard">
      <style:paragraph-properties fo:text-align="start" style:justify-single-word="false"/>
      <style:text-properties fo:font-size="18.25pt" officeooo:rsid="0008503c" officeooo:paragraph-rsid="00313137" style:font-name-asian="ＭＳ Ｐゴシック" style:font-size-asian="16pt" style:font-size-complex="18.25pt"/>
    </style:style>
    <style:style style:name="P8" style:family="paragraph" style:parent-style-name="Standard">
      <style:paragraph-properties fo:text-align="start" style:justify-single-word="false"/>
      <style:text-properties fo:font-size="18.25pt" officeooo:rsid="0008503c" officeooo:paragraph-rsid="00343907" style:font-name-asian="ＭＳ Ｐゴシック" style:font-size-asian="16pt" style:font-size-complex="18.25pt"/>
    </style:style>
    <style:style style:name="P9" style:family="paragraph" style:parent-style-name="Standard">
      <style:paragraph-properties fo:text-align="start" style:justify-single-word="false"/>
      <style:text-properties fo:font-size="18.25pt" officeooo:rsid="001171b4" officeooo:paragraph-rsid="001171b4" style:font-name-asian="ＭＳ Ｐゴシック" style:font-size-asian="16pt" style:font-size-complex="18.25pt"/>
    </style:style>
    <style:style style:name="P10" style:family="paragraph" style:parent-style-name="Standard">
      <style:paragraph-properties fo:text-align="start" style:justify-single-word="false"/>
      <style:text-properties fo:font-size="18.25pt" officeooo:rsid="001171b4" officeooo:paragraph-rsid="0018af5f" style:font-name-asian="ＭＳ Ｐゴシック" style:font-size-asian="16pt" style:font-size-complex="18.25pt"/>
    </style:style>
    <style:style style:name="P11" style:family="paragraph" style:parent-style-name="Standard">
      <style:paragraph-properties fo:text-align="start" style:justify-single-word="false"/>
      <style:text-properties fo:font-size="18.25pt" officeooo:rsid="001171b4" officeooo:paragraph-rsid="001a2d16" style:font-name-asian="ＭＳ Ｐゴシック" style:font-size-asian="16pt" style:font-size-complex="18.25pt"/>
    </style:style>
    <style:style style:name="P12" style:family="paragraph" style:parent-style-name="Standard">
      <style:paragraph-properties fo:text-align="start" style:justify-single-word="false"/>
      <style:text-properties fo:font-size="18.25pt" officeooo:rsid="001171b4" officeooo:paragraph-rsid="001c9379" style:font-name-asian="ＭＳ Ｐゴシック" style:font-size-asian="16pt" style:font-size-complex="18.25pt"/>
    </style:style>
    <style:style style:name="P13" style:family="paragraph" style:parent-style-name="Standard">
      <style:paragraph-properties fo:text-align="start" style:justify-single-word="false"/>
      <style:text-properties fo:font-size="18.25pt" officeooo:rsid="001171b4" officeooo:paragraph-rsid="001d183e" style:font-name-asian="ＭＳ Ｐゴシック" style:font-size-asian="16pt" style:font-size-complex="18.25pt"/>
    </style:style>
    <style:style style:name="P14" style:family="paragraph" style:parent-style-name="Standard">
      <style:paragraph-properties fo:text-align="start" style:justify-single-word="false"/>
      <style:text-properties fo:font-size="18.25pt" officeooo:rsid="001171b4" officeooo:paragraph-rsid="001d1e9c" style:font-name-asian="ＭＳ Ｐゴシック" style:font-size-asian="16pt" style:font-size-complex="18.25pt"/>
    </style:style>
    <style:style style:name="P15" style:family="paragraph" style:parent-style-name="Standard">
      <style:paragraph-properties fo:text-align="start" style:justify-single-word="false"/>
      <style:text-properties fo:font-size="18.25pt" officeooo:rsid="001171b4" officeooo:paragraph-rsid="001e8539" style:font-name-asian="ＭＳ Ｐゴシック" style:font-size-asian="16pt" style:font-size-complex="18.25pt"/>
    </style:style>
    <style:style style:name="P16" style:family="paragraph" style:parent-style-name="Standard">
      <style:paragraph-properties fo:text-align="start" style:justify-single-word="false"/>
      <style:text-properties fo:font-size="18.25pt" officeooo:rsid="001171b4" officeooo:paragraph-rsid="00098c22" style:font-name-asian="ＭＳ Ｐゴシック" style:font-size-asian="16pt" style:font-size-complex="18.25pt"/>
    </style:style>
    <style:style style:name="P17" style:family="paragraph" style:parent-style-name="Standard">
      <style:paragraph-properties fo:text-align="start" style:justify-single-word="false"/>
      <style:text-properties fo:font-size="18.25pt" officeooo:rsid="001171b4" officeooo:paragraph-rsid="002034d7" style:font-name-asian="ＭＳ Ｐゴシック" style:font-size-asian="16pt" style:font-size-complex="18.25pt"/>
    </style:style>
    <style:style style:name="P18" style:family="paragraph" style:parent-style-name="Standard">
      <style:paragraph-properties fo:text-align="start" style:justify-single-word="false"/>
      <style:text-properties fo:font-size="18.25pt" officeooo:rsid="001171b4" officeooo:paragraph-rsid="002e144d" style:font-name-asian="ＭＳ Ｐゴシック" style:font-size-asian="16pt" style:font-size-complex="18.25pt"/>
    </style:style>
    <style:style style:name="P19" style:family="paragraph" style:parent-style-name="Standard">
      <style:paragraph-properties fo:text-align="start" style:justify-single-word="false"/>
      <style:text-properties fo:font-size="18.25pt" officeooo:rsid="001171b4" officeooo:paragraph-rsid="00315220" style:font-name-asian="ＭＳ Ｐゴシック" style:font-size-asian="16pt" style:font-size-complex="18.25pt"/>
    </style:style>
    <style:style style:name="P20" style:family="paragraph" style:parent-style-name="Standard">
      <style:paragraph-properties fo:text-align="start" style:justify-single-word="false"/>
      <style:text-properties fo:font-size="18.25pt" officeooo:rsid="001171b4" officeooo:paragraph-rsid="0032974a" style:font-name-asian="ＭＳ Ｐゴシック" style:font-size-asian="16pt" style:font-size-complex="18.25pt"/>
    </style:style>
    <style:style style:name="P21" style:family="paragraph" style:parent-style-name="Standard">
      <style:paragraph-properties fo:text-align="start" style:justify-single-word="false"/>
      <style:text-properties fo:font-size="18.25pt" officeooo:rsid="002034d7" officeooo:paragraph-rsid="002034d7" style:font-name-asian="ＭＳ Ｐゴシック" style:font-size-asian="16pt" style:font-size-complex="18.25pt"/>
    </style:style>
    <style:style style:name="P22" style:family="paragraph" style:parent-style-name="Standard">
      <style:paragraph-properties fo:text-align="start" style:justify-single-word="false"/>
      <style:text-properties fo:font-size="18.25pt" officeooo:rsid="002034d7" officeooo:paragraph-rsid="0022e1c8" style:font-name-asian="ＭＳ Ｐゴシック" style:font-size-asian="16pt" style:font-size-complex="18.25pt"/>
    </style:style>
    <style:style style:name="P23" style:family="paragraph" style:parent-style-name="Standard">
      <style:paragraph-properties fo:text-align="start" style:justify-single-word="false" fo:break-before="page"/>
      <style:text-properties fo:font-size="18.25pt" officeooo:rsid="0008503c" officeooo:paragraph-rsid="0008503c" style:font-name-asian="ＭＳ Ｐゴシック" style:font-size-asian="16pt" style:font-size-complex="18.25pt"/>
    </style:style>
    <style:style style:name="P24" style:family="paragraph" style:parent-style-name="Standard">
      <style:paragraph-properties fo:text-align="start" style:justify-single-word="false" fo:break-before="page"/>
      <style:text-properties fo:font-size="18.25pt" officeooo:rsid="001171b4" officeooo:paragraph-rsid="001171b4" style:font-name-asian="ＭＳ Ｐゴシック" style:font-size-asian="16pt" style:font-size-complex="18.25pt"/>
    </style:style>
    <style:style style:name="P25" style:family="paragraph" style:parent-style-name="Standard">
      <style:paragraph-properties fo:text-align="start" style:justify-single-word="false" fo:break-before="page"/>
      <style:text-properties fo:font-size="18.25pt" officeooo:rsid="001171b4" officeooo:paragraph-rsid="0018af5f" style:font-name-asian="ＭＳ Ｐゴシック" style:font-size-asian="16pt" style:font-size-complex="18.25pt"/>
    </style:style>
    <style:style style:name="P26" style:family="paragraph" style:parent-style-name="Standard">
      <style:paragraph-properties fo:text-align="start" style:justify-single-word="false" fo:break-before="page"/>
      <style:text-properties fo:font-size="18.25pt" officeooo:rsid="001171b4" officeooo:paragraph-rsid="001c9379" style:font-name-asian="ＭＳ Ｐゴシック" style:font-size-asian="16pt" style:font-size-complex="18.25pt"/>
    </style:style>
    <style:style style:name="P27" style:family="paragraph" style:parent-style-name="Standard">
      <style:paragraph-properties fo:text-align="start" style:justify-single-word="false" fo:break-before="page"/>
      <style:text-properties fo:font-size="18.25pt" officeooo:rsid="002034d7" officeooo:paragraph-rsid="002034d7" style:font-name-asian="ＭＳ Ｐゴシック" style:font-size-asian="16pt" style:font-size-complex="18.25pt"/>
    </style:style>
    <style:style style:name="P28" style:family="paragraph" style:parent-style-name="Standard">
      <style:paragraph-properties fo:text-align="start" style:justify-single-word="false"/>
      <style:text-properties fo:font-size="18.25pt" officeooo:rsid="001171b4" officeooo:paragraph-rsid="0039f643" style:font-name-asian="ＭＳ Ｐゴシック" style:font-size-asian="16pt" style:font-size-complex="18.25pt"/>
    </style:style>
    <style:style style:name="P29" style:family="paragraph" style:parent-style-name="Standard">
      <style:paragraph-properties fo:text-align="start" style:justify-single-word="false"/>
      <style:text-properties fo:font-size="18.25pt" officeooo:rsid="002034d7" officeooo:paragraph-rsid="002034d7" style:font-name-asian="ＭＳ Ｐゴシック" style:font-size-asian="16pt" style:font-size-complex="18.25pt"/>
    </style:style>
    <style:style style:name="P30" style:family="paragraph" style:parent-style-name="Standard">
      <style:paragraph-properties fo:text-align="start" style:justify-single-word="false"/>
      <style:text-properties fo:font-size="18.25pt" officeooo:rsid="002034d7" officeooo:paragraph-rsid="0022e1c8" style:font-name-asian="ＭＳ Ｐゴシック" style:font-size-asian="16pt" style:font-size-complex="18.25pt"/>
    </style:style>
    <style:style style:name="P31" style:family="paragraph">
      <loext:graphic-properties draw:fill-color="#ffcc00"/>
    </style:style>
    <style:style style:name="P32" style:family="paragraph">
      <loext:graphic-properties draw:fill-color="#ffcc00"/>
      <style:text-properties fo:font-size="12pt"/>
    </style:style>
    <style:style style:name="P33" style:family="paragraph">
      <style:paragraph-properties fo:text-align="center"/>
      <style:text-properties fo:font-size="12pt"/>
    </style:style>
    <style:style style:name="P34" style:family="paragraph">
      <loext:graphic-properties draw:fill-color="#eeeeee"/>
    </style:style>
    <style:style style:name="P35" style:family="paragraph">
      <style:paragraph-properties fo:text-align="center"/>
    </style:style>
    <style:style style:name="P36" style:family="paragraph">
      <loext:graphic-properties draw:fill-color="#eeeeee"/>
      <style:paragraph-properties fo:text-align="center"/>
    </style:style>
    <style:style style:name="P37" style:family="paragraph">
      <loext:graphic-properties draw:fill="none" draw:fill-color="#ffffff"/>
    </style:style>
    <style:style style:name="P38" style:family="paragraph">
      <loext:graphic-properties draw:fill="none"/>
    </style:style>
    <style:style style:name="P39" style:family="paragraph">
      <loext:graphic-properties draw:fill="none" draw:fill-color="#ffffff"/>
      <style:text-properties fo:color="#ff00ff" fo:font-size="20pt" fo:font-weight="bold" style:font-size-asian="20pt" style:font-weight-asian="bold" style:font-size-complex="20pt" style:font-weight-complex="bold"/>
    </style:style>
    <style:style style:name="P40" style:family="paragraph">
      <loext:graphic-properties draw:fill="none"/>
      <style:paragraph-properties fo:text-align="center"/>
      <style:text-properties fo:font-size="16pt" style:font-name-asian="ＭＳ Ｐゴシック" style:font-size-asian="16pt" style:font-size-complex="16pt"/>
    </style:style>
    <style:style style:name="P41" style:family="paragraph">
      <loext:graphic-properties draw:fill="solid" draw:fill-color="#ffffff"/>
      <style:paragraph-properties fo:text-align="center"/>
    </style:style>
    <style:style style:name="P42" style:family="paragraph">
      <loext:graphic-properties draw:fill="none"/>
      <style:paragraph-properties fo:text-align="center"/>
    </style:style>
    <style:style style:name="P43" style:family="paragraph">
      <loext:graphic-properties draw:fill-color="#ffffff"/>
      <style:paragraph-properties fo:text-align="center"/>
    </style:style>
    <style:style style:name="P4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ＭＳ Ｐゴシック" fo:font-size="16pt" style:text-underline-style="none" fo:font-weight="bold" style:font-size-asian="16pt" style:font-weight-asian="bold" style:font-size-complex="16pt" style:font-weight-complex="bold" fo:hyphenate="false"/>
    </style:style>
    <style:style style:name="P46" style:family="paragraph">
      <loext:graphic-properties draw:fill-color="#ffffff"/>
      <style:paragraph-properties fo:text-align="center"/>
      <style:text-properties fo:font-weight="normal" style:font-name-asian="ＭＳ Ｐゴシック" style:font-weight-asian="normal" style:font-weight-complex="normal"/>
    </style:style>
    <style:style style:name="P47" style:family="paragraph">
      <loext:graphic-properties draw:fill="none" draw:fill-color="#ffffff"/>
      <style:text-properties fo:font-size="6pt" style:font-size-asian="6pt" style:font-size-complex="6pt"/>
    </style:style>
    <style:style style:name="P48" style:family="paragraph">
      <loext:graphic-properties draw:fill="none" draw:fill-color="#ffffff"/>
      <style:paragraph-properties fo:text-align="center"/>
      <style:text-properties fo:font-size="6pt" style:font-size-asian="6pt" style:font-size-complex="6pt"/>
    </style:style>
    <style:style style:name="P49" style:family="paragraph">
      <loext:graphic-properties draw:fill-color="#ff6600"/>
      <style:text-properties fo:font-size="12pt"/>
    </style:style>
    <style:style style:name="P50" style:family="paragraph">
      <loext:graphic-properties draw:fill-color="#ff3333"/>
    </style:style>
    <style:style style:name="P51" style:family="paragraph">
      <loext:graphic-properties draw:fill-color="#3333ff"/>
    </style:style>
    <style:style style:name="P52" style:family="paragraph">
      <loext:graphic-properties draw:fill="none" draw:fill-color="#ffffff"/>
      <style:text-properties fo:font-size="8pt" style:font-size-asian="8pt" style:font-size-complex="8pt"/>
    </style:style>
    <style:style style:name="P53" style:family="paragraph">
      <loext:graphic-properties draw:fill="none" draw:fill-color="#ffffff"/>
      <style:text-properties style:font-name="ＭＳ Ｐゴシック" fo:font-weight="bold" style:font-weight-asian="bold" style:font-weight-complex="bold"/>
    </style:style>
    <style:style style:name="P54" style:family="paragraph">
      <loext:graphic-properties draw:fill="none" draw:fill-color="#ffffff"/>
      <style:paragraph-properties fo:text-align="center"/>
    </style:style>
    <style:style style:name="T1" style:family="text">
      <style:text-properties officeooo:rsid="0006a9dd"/>
    </style:style>
    <style:style style:name="T2" style:family="text">
      <style:text-properties officeooo:rsid="001171b4"/>
    </style:style>
    <style:style style:name="T3" style:family="text">
      <style:text-properties officeooo:rsid="002476e0"/>
    </style:style>
    <style:style style:name="T4" style:family="text">
      <style:text-properties officeooo:rsid="002e144d"/>
    </style:style>
    <style:style style:name="T5" style:family="text">
      <style:text-properties fo:color="#800000" style:text-underline-style="solid" style:text-underline-width="auto" style:text-underline-color="font-color"/>
    </style:style>
    <style:style style:name="T6" style:family="text">
      <style:text-properties fo:color="#800000" style:text-underline-style="solid" style:text-underline-width="auto" style:text-underline-color="font-color" officeooo:rsid="002ba066"/>
    </style:style>
    <style:style style:name="T7" style:family="text">
      <style:text-properties fo:color="#800000" style:text-underline-style="solid" style:text-underline-width="auto" style:text-underline-color="font-color" officeooo:rsid="002e144d"/>
    </style:style>
    <style:style style:name="T8" style:family="text">
      <style:text-properties fo:color="#800000" style:text-underline-style="none" officeooo:rsid="002ba066"/>
    </style:style>
    <style:style style:name="T9" style:family="text">
      <style:text-properties officeooo:rsid="003f5d34"/>
    </style:style>
    <style:style style:name="T10" style:family="text">
      <style:text-properties officeooo:rsid="003fa93d"/>
    </style:style>
    <style:style style:name="T11" style:family="text">
      <style:text-properties fo:color="#ff00ff" fo:font-size="20pt" fo:font-weight="bold" style:font-size-asian="20pt" style:font-weight-asian="bold" style:font-size-complex="20pt" style:font-weight-complex="bold"/>
    </style:style>
    <style:style style:name="T12" style:family="text">
      <style:text-properties fo:font-size="16pt" style:font-name-asian="ＭＳ Ｐゴシック" style:font-size-asian="16pt" style:font-size-complex="16pt"/>
    </style:style>
    <style:style style:name="T13" style:family="text">
      <style:text-properties style:font-name="ＭＳ Ｐゴシック" fo:font-size="24pt" style:text-underline-style="none" fo:font-weight="bold" style:font-size-asian="24pt" style:font-weight-asian="bold" style:font-size-complex="24pt" style:font-weight-complex="bold"/>
    </style:style>
    <style:style style:name="T14" style:family="text">
      <style:text-properties style:font-name="ＭＳ Ｐゴシック" fo:font-size="13pt" style:text-underline-style="none" fo:font-weight="bold" style:font-size-asian="13pt" style:font-weight-asian="bold" style:font-size-complex="13pt" style:font-weight-complex="bold"/>
    </style:style>
    <style:style style:name="T15" style:family="text">
      <style:text-properties fo:font-size="24pt" fo:font-weight="normal" style:font-name-asian="ＭＳ Ｐゴシック" style:font-size-asian="20pt" style:font-weight-asian="normal" style:font-size-complex="24pt" style:font-weight-complex="normal"/>
    </style:style>
    <style:style style:name="T16" style:family="text">
      <style:text-properties fo:font-size="10pt" style:font-size-asian="8pt" style:font-size-complex="10pt"/>
    </style:style>
    <style:style style:name="T17" style:family="text">
      <style:text-properties fo:font-size="9pt" style:font-size-asian="7pt" style:font-size-complex="9pt"/>
    </style:style>
    <style:style style:name="T18" style:family="text">
      <style:text-properties fo:font-size="6pt" style:font-size-asian="6pt" style:font-size-complex="6pt"/>
    </style:style>
    <style:style style:name="T19" style:family="text">
      <style:text-properties fo:font-size="13pt" style:font-size-asian="13pt" style:font-size-complex="13pt"/>
    </style:style>
    <style:style style:name="T20" style:family="text">
      <style:text-properties fo:font-size="8pt" style:font-size-asian="8pt" style:font-size-complex="8pt"/>
    </style:style>
    <style:style style:name="T21" style:family="text">
      <style:text-properties style:font-name="ＭＳ Ｐゴシック" fo:font-size="12pt" fo:font-weight="bold" style:font-size-asian="10.5pt" style:font-weight-asian="bold" style:font-size-complex="12pt" style:font-weight-complex="bold"/>
    </style:style>
    <style:style style:name="T22" style:family="text">
      <style:text-properties fo:font-size="15pt" style:font-size-asian="13pt" style:font-size-complex="15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color="#ffcc00" draw:textarea-horizontal-align="justify" draw:textarea-vertical-align="middle" draw:auto-grow-height="false" fo:min-height="0.36cm" fo:min-width="0.288cm" fo:padding-top="0.018cm" fo:padding-bottom="0.018cm" fo:padding-left="0.018cm" fo:padding-right="0.018cm" style:run-through="foreground"/>
    </style:style>
    <style:style style:name="gr3" style:family="graphic">
      <style:graphic-properties draw:stroke="none" svg:stroke-width="0.035cm" svg:stroke-color="#000000" draw:fill-color="#ffcc00" draw:textarea-horizontal-align="justify" draw:textarea-vertical-align="middle" draw:auto-grow-height="false" fo:min-height="0.413cm" fo:min-width="0.556cm" fo:padding-top="0.018cm" fo:padding-bottom="0.018cm" fo:padding-left="0.018cm" fo:padding-right="0.018cm" style:run-through="foreground"/>
    </style:style>
    <style:style style:name="gr4"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style>
    <style:style style:name="gr5" style:family="graphic">
      <style:graphic-properties svg:stroke-width="0.028cm" svg:stroke-color="#000000" draw:marker-start-width="0.395cm" draw:marker-end-width="0.395cm" draw:fill-color="#eeeeee" draw:textarea-horizontal-align="justify" draw:textarea-vertical-align="middle" draw:auto-grow-height="false" fo:min-height="8.67cm" fo:min-width="13.624cm" fo:padding-top="0.014cm" fo:padding-bottom="0.014cm" fo:padding-left="0.014cm" fo:padding-right="0.014cm" style:run-through="foreground"/>
    </style:style>
    <style:style style:name="gr6" style:family="graphic">
      <style:graphic-properties svg:stroke-width="0.018cm" svg:stroke-color="#000000" draw:textarea-horizontal-align="center" draw:textarea-vertical-align="middle" fo:padding-top="0.009cm" fo:padding-bottom="0.009cm" fo:padding-left="0.009cm" fo:padding-right="0.009cm" style:run-through="foreground"/>
    </style:style>
    <style:style style:name="gr7" style:family="graphic">
      <style:graphic-properties style:run-through="foreground"/>
    </style:style>
    <style:style style:name="gr8" style:family="graphic">
      <style:graphic-properties svg:stroke-width="0.081cm" svg:stroke-color="#000000" draw:marker-start-width="0.448cm" draw:marker-end-width="0.448cm" draw:fill-color="#eeeeee" draw:textarea-horizontal-align="justify" draw:textarea-vertical-align="middle" draw:auto-grow-height="false" fo:min-height="0.169cm" fo:min-width="0.226cm" fo:padding-top="0.041cm" fo:padding-bottom="0.041cm" fo:padding-left="0.041cm" fo:padding-right="0.041cm" style:run-through="foreground"/>
    </style:style>
    <style:style style:name="gr9" style:family="graphic">
      <style:graphic-properties draw:stroke="solid" svg:stroke-width="0.081cm" svg:stroke-color="#000000" draw:marker-start-width="0.448cm" draw:marker-end-width="0.448cm" draw:fill-color="#eeeeee" draw:textarea-horizontal-align="justify" draw:textarea-vertical-align="middle" draw:auto-grow-height="false" fo:min-height="0.016cm" fo:min-width="0.499cm" fo:padding-top="0.041cm" fo:padding-bottom="0.041cm" fo:padding-left="0.041cm" fo:padding-right="0.041cm" style:run-through="foreground"/>
    </style:style>
    <style:style style:name="gr10" style:family="graphic">
      <style:graphic-properties svg:stroke-width="0.081cm" svg:stroke-color="#000000" draw:textarea-horizontal-align="center" draw:textarea-vertical-align="middle" fo:padding-top="0.041cm" fo:padding-bottom="0.041cm" fo:padding-left="0.041cm" fo:padding-right="0.041cm" style:run-through="foreground"/>
    </style:style>
    <style:style style:name="gr11" style:family="graphic">
      <style:graphic-properties draw:stroke="none" svg:stroke-width="0.081cm" svg:stroke-color="#000000" draw:fill="none" draw:fill-color="#ffffff" fo:min-height="1.693cm" style:run-through="foreground"/>
    </style:style>
    <style:style style:name="gr12" style:family="graphic">
      <style:graphic-properties svg:stroke-width="0.081cm" svg:stroke-color="#ff6600" draw:fill="none" draw:textarea-horizontal-align="justify" draw:textarea-vertical-align="middle" draw:auto-grow-height="false" fo:min-height="1.004cm" fo:min-width="1.046cm" fo:padding-top="0.041cm" fo:padding-bottom="0.041cm" fo:padding-left="0.041cm" fo:padding-right="0.041cm" style:run-through="foreground"/>
    </style:style>
    <style:style style:name="gr13" style:family="graphic">
      <style:graphic-properties svg:stroke-width="0.081cm" svg:stroke-color="#ff6600" draw:fill="none" draw:textarea-horizontal-align="justify" draw:textarea-vertical-align="middle" draw:auto-grow-height="false" fo:min-height="3.32cm" fo:min-width="13.204cm" fo:padding-top="0.041cm" fo:padding-bottom="0.041cm" fo:padding-left="0.041cm" fo:padding-right="0.041cm" style:run-through="foreground"/>
    </style:style>
    <style:style style:name="gr14" style:family="graphic">
      <style:graphic-properties svg:stroke-width="0.081cm" svg:stroke-color="#ff6600" draw:fill="none" draw:textarea-horizontal-align="justify" draw:textarea-vertical-align="middle" draw:auto-grow-height="false" fo:min-height="1.767cm" fo:min-width="13.109cm" fo:padding-top="0.041cm" fo:padding-bottom="0.041cm" fo:padding-left="0.041cm" fo:padding-right="0.041cm" style:run-through="foreground"/>
    </style:style>
    <style:style style:name="gr15" style:family="graphic">
      <style:graphic-properties draw:stroke="none" svg:stroke-width="0.081cm" svg:stroke-color="#000000" draw:fill="none" draw:fill-color="#ffffff" fo:min-height="0.813cm" style:run-through="foreground"/>
    </style:style>
    <style:style style:name="gr16" style:family="graphic">
      <style:graphic-properties svg:stroke-width="0.035cm" svg:stroke-color="#000000"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width="0.035cm" svg:stroke-color="#000000" draw:marker-start-width="0.284cm" draw:marker-end-width="0.284cm" draw:fill="none" draw:textarea-horizontal-align="justify" draw:textarea-vertical-align="middle" draw:auto-grow-height="false" fo:min-height="0.58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035cm" svg:stroke-color="#000000" draw:marker-start-width="0.284cm" draw:marker-end-width="0.284cm" draw:fill="solid" draw:fill-color="#ffffff" draw:textarea-horizontal-align="justify" draw:textarea-vertical-align="middle" draw:auto-grow-height="false" fo:min-height="0.706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035cm" svg:stroke-color="#000000" draw:marker-start-width="0.284cm" draw:marker-end-width="0.284cm" draw:fill="solid" draw:fill-color="#ffffff" draw:textarea-horizontal-align="justify" draw:textarea-vertical-align="middle" draw:auto-grow-height="false" fo:min-height="0.864cm" fo:min-width="2.346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35cm" svg:stroke-color="#000000" draw:marker-start-width="0.284cm" draw:marker-end-width="0.284cm" draw:fill="none" draw:textarea-horizontal-align="justify" draw:textarea-vertical-align="middle" draw:auto-grow-height="false" fo:min-height="0.811cm" fo:min-width="3.007cm" fo:padding-top="0.018cm" fo:padding-bottom="0.018cm" fo:padding-left="0.018cm" fo:padding-right="0.018cm" style:run-through="foreground"/>
    </style:style>
    <style:style style:name="gr21" style:family="graphic">
      <style:graphic-properties svg:stroke-width="0.035cm" svg:stroke-color="#000000" draw:marker-start-width="0.284cm" draw:marker-end-width="0.284cm" draw:fill="none" draw:textarea-horizontal-align="justify" draw:textarea-vertical-align="middle" draw:auto-grow-height="false" fo:min-height="1.155cm" fo:min-width="3.034cm" fo:padding-top="0.018cm" fo:padding-bottom="0.018cm" fo:padding-left="0.018cm" fo:padding-right="0.018cm" style:run-through="foreground"/>
    </style:style>
    <style:style style:name="gr22" style:family="graphic">
      <style:graphic-properties svg:stroke-width="0.035cm" svg:stroke-color="#000000" draw:marker-start-width="0.284cm" draw:marker-end-width="0.284cm" draw:fill="none" draw:textarea-horizontal-align="justify" draw:textarea-vertical-align="middle" draw:auto-grow-height="false" fo:min-height="0.575cm" fo:min-width="0.811cm" fo:padding-top="0.018cm" fo:padding-bottom="0.018cm" fo:padding-left="0.018cm" fo:padding-right="0.018cm" style:run-through="foreground"/>
    </style:style>
    <style:style style:name="gr23" style:family="graphic">
      <style:graphic-properties svg:stroke-width="0.035cm" svg:stroke-color="#000000" draw:textarea-horizontal-align="center" draw:textarea-vertical-align="middle" fo:padding-top="0.018cm" fo:padding-bottom="0.018cm" fo:padding-left="0.018cm" fo:padding-right="0.018cm" style:run-through="foreground"/>
    </style:style>
    <style:style style:name="gr24" style:family="graphic">
      <style:graphic-properties draw:stroke="none" svg:stroke-width="0.035cm" svg:stroke-color="#000000" draw:fill="none" draw:fill-color="#ffffff" fo:min-height="0.582cm" style:run-through="foreground"/>
    </style:style>
    <style:style style:name="gr25" style:family="graphic">
      <style:graphic-properties draw:stroke="none" svg:stroke-width="0.035cm" svg:stroke-color="#000000" draw:fill="none" draw:fill-color="#ffffff" fo:min-height="0.741cm" style:run-through="foreground"/>
    </style:style>
    <style:style style:name="gr26" style:family="graphic">
      <style:graphic-properties svg:stroke-width="0.035cm" svg:stroke-color="#000000" draw:fill-color="#ffffff"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width="0.035cm" svg:stroke-color="#000000" draw:fill-color="#ffffff" draw:textarea-horizontal-align="justify" draw:textarea-vertical-align="middle" draw:auto-grow-height="false" fo:min-height="1.002cm" fo:min-width="2.522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width="0.035cm" svg:stroke-color="#000000" draw:fill-color="#eeeeee" draw:textarea-horizontal-align="justify" draw:textarea-vertical-align="middle" draw:auto-grow-height="false" fo:min-height="5.786cm" fo:min-width="10.313cm" fo:padding-top="0.018cm" fo:padding-bottom="0.018cm" fo:padding-left="0.018cm" fo:padding-right="0.018cm" style:run-through="foreground"/>
    </style:style>
    <style:style style:name="gr29" style:family="graphic">
      <style:graphic-properties draw:stroke="none" svg:stroke-width="0.035cm" svg:stroke-color="#000000" draw:fill="none" draw:fill-color="#ffffff" draw:textarea-vertical-align="middle" fo:min-height="2.805cm" style:run-through="foreground"/>
    </style:style>
    <style:style style:name="gr30" style:family="graphic">
      <style:graphic-properties svg:stroke-width="0.081cm" svg:stroke-color="#000000" draw:marker-start-width="0.448cm" draw:marker-end-width="0.448cm" draw:fill-color="#eeeeee" draw:textarea-horizontal-align="justify" draw:textarea-vertical-align="middle" draw:auto-grow-height="false" fo:min-height="0.118cm" fo:min-width="0.166cm" fo:padding-top="0.041cm" fo:padding-bottom="0.041cm" fo:padding-left="0.041cm" fo:padding-right="0.041cm" style:run-through="foreground"/>
    </style:style>
    <style:style style:name="gr31"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85cm" fo:padding-top="0.041cm" fo:padding-bottom="0.041cm" fo:padding-left="0.041cm" fo:padding-right="0.041cm" style:run-through="foreground"/>
    </style:style>
    <style:style style:name="gr32"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style>
    <style:style style:name="gr33" style:family="graphic">
      <style:graphic-properties svg:stroke-width="0.035cm" svg:stroke-color="#000000" draw:fill-color="#ffffff" draw:textarea-horizontal-align="justify" draw:textarea-vertical-align="middle" draw:auto-grow-height="false" fo:min-height="1.182cm" fo:min-width="2.769cm" fo:padding-top="0.018cm" fo:padding-bottom="0.018cm" fo:padding-left="0.018cm" fo:padding-right="0.018cm" style:run-through="foreground"/>
    </style:style>
    <style:style style:name="gr34" style:family="graphic">
      <style:graphic-properties svg:stroke-width="0.035cm" svg:stroke-color="#000000" draw:fill-color="#ffffff" draw:textarea-horizontal-align="justify" draw:textarea-vertical-align="middle" draw:auto-grow-height="false" fo:min-height="1.182cm" fo:min-width="4.383cm" fo:padding-top="0.018cm" fo:padding-bottom="0.018cm" fo:padding-left="0.018cm" fo:padding-right="0.018cm" style:run-through="foreground"/>
    </style:style>
    <style:style style:name="gr35" style:family="graphic">
      <style:graphic-properties svg:stroke-width="0.035cm" svg:stroke-color="#000000" draw:textarea-horizontal-align="justify" draw:textarea-vertical-align="middle" draw:auto-grow-height="false" fo:min-height="0.416cm" fo:min-width="2.002cm" fo:padding-top="0.018cm" fo:padding-bottom="0.018cm" fo:padding-left="0.018cm" fo:padding-right="0.018cm" style:run-through="foreground"/>
    </style:style>
    <style:style style:name="gr36" style:family="graphic">
      <style:graphic-properties svg:stroke-width="0.035cm" svg:stroke-color="#000000" draw:textarea-horizontal-align="justify" draw:textarea-vertical-align="middle" draw:auto-grow-height="false" fo:min-height="0.416cm" fo:min-width="1.958cm" fo:padding-top="0.018cm" fo:padding-bottom="0.018cm" fo:padding-left="0.018cm" fo:padding-right="0.018cm" style:run-through="foreground"/>
    </style:style>
    <style:style style:name="gr37"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000000" draw:marker-start-width="0.395cm" draw:marker-end-width="0.395cm" draw:fill-color="#eeeeee" draw:textarea-horizontal-align="justify" draw:textarea-vertical-align="middle" draw:auto-grow-height="false" fo:min-height="5.925cm" fo:min-width="9.315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width="0.018cm" svg:stroke-color="#000000" draw:textarea-horizontal-align="center" draw:textarea-vertical-align="middle" fo:padding-top="0.009cm" fo:padding-bottom="0.009cm" fo:padding-left="0.009cm" fo:padding-right="0.009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width="0.081cm" svg:stroke-color="#000000" draw:marker-start-width="0.448cm" draw:marker-end-width="0.448cm" draw:fill-color="#eeeeee" draw:textarea-horizontal-align="justify" draw:textarea-vertical-align="middle" draw:auto-grow-height="false" fo:min-height="0.09cm" fo:min-width="0.129cm" fo:padding-top="0.041cm" fo:padding-bottom="0.041cm" fo:padding-left="0.041cm" fo:padding-right="0.041cm" style:run-through="foreground"/>
    </style:style>
    <style:style style:name="gr42"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18cm" fo:padding-top="0.041cm" fo:padding-bottom="0.041cm" fo:padding-left="0.041cm" fo:padding-right="0.041cm" style:run-through="foreground"/>
    </style:style>
    <style:style style:name="gr43" style:family="graphic">
      <style:graphic-properties draw:stroke="none" svg:stroke-width="0.081cm" svg:stroke-color="#000000" draw:fill="none" draw:fill-color="#ffffff" fo:min-height="1.49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081cm"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000000" draw:fill-color="#ffffff" draw:textarea-vertical-align="middle" draw:auto-grow-height="false" fo:min-height="0.044cm" fo:min-width="0.05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35cm" svg:stroke-color="#000000" draw:fill-color="#ffffff" draw:textarea-vertical-align="middle" draw:auto-grow-height="false" fo:min-height="0.042cm" fo:min-width="0.0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000000" draw:fill-color="#ffffff" draw:textarea-vertical-align="middle" draw:auto-grow-height="false" fo:min-height="0.044cm" fo:min-width="0.0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000000" draw:fill-color="#ffffff" draw:textarea-vertical-align="middle" draw:auto-grow-height="false" fo:min-height="0.042cm" fo:min-width="0.05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style>
    <style:style style:name="gr50" style:family="graphic">
      <style:graphic-properties draw:stroke="none" svg:stroke-width="0.081cm" svg:stroke-color="#000000" draw:fill="none" draw:fill-color="#ffffff" fo:min-height="1.009cm" style:run-through="foreground"/>
    </style:style>
    <style:style style:name="gr51"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style>
    <style:style style:name="gr52"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style>
    <style:style style:name="gr53"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style>
    <style:style style:name="gr54"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style>
    <style:style style:name="gr55"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style>
    <style:style style:name="gr56" style:family="graphic">
      <style:graphic-properties draw:stroke="solid" svg:stroke-width="0.035cm" svg:stroke-color="#000000" draw:marker-start-width="0.284cm" draw:marker-end-width="0.284cm" draw:fill="none" draw:fill-color="#ffffff" fo:min-height="1.215cm" fo:padding-top="-0.015cm" fo:padding-bottom="-0.015cm" fo:padding-left="-0.015cm" fo:padding-right="-0.015cm" style:run-through="foreground"/>
    </style:style>
    <style:style style:name="gr57" style:family="graphic">
      <style:graphic-properties svg:stroke-width="0.081cm" svg:stroke-color="#000000" draw:marker-start-width="0.448cm" draw:marker-end-width="0.448cm" draw:fill-color="#eeeeee" draw:textarea-horizontal-align="justify" draw:textarea-vertical-align="middle" draw:auto-grow-height="false" fo:min-height="0.353cm" fo:min-width="0.45cm" fo:padding-top="0.041cm" fo:padding-bottom="0.041cm" fo:padding-left="0.041cm" fo:padding-right="0.041cm" style:run-through="foreground"/>
    </style:style>
    <style:style style:name="gr58" style:family="graphic">
      <style:graphic-properties draw:stroke="solid" svg:stroke-width="0.081cm" svg:stroke-color="#000000" draw:marker-start-width="0.448cm" draw:marker-end-width="0.448cm" draw:fill-color="#eeeeee" draw:textarea-horizontal-align="justify" draw:textarea-vertical-align="middle" draw:auto-grow-height="false" fo:min-height="0.086cm" fo:min-width="0.928cm" fo:padding-top="0.041cm" fo:padding-bottom="0.041cm" fo:padding-left="0.041cm" fo:padding-right="0.041cm" style:run-through="foreground"/>
    </style:style>
    <style:style style:name="gr59" style:family="graphic">
      <style:graphic-properties svg:stroke-width="0.035cm" svg:stroke-color="#000000" draw:fill-color="#ff6600" draw:textarea-horizontal-align="justify" draw:textarea-vertical-align="middle" draw:auto-grow-height="false" fo:min-height="0.413cm" fo:min-width="0.91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106cm" svg:stroke-color="#000000" draw:marker-start-width="0.459cm" draw:marker-end-width="0.459cm" draw:textarea-horizontal-align="center" draw:textarea-vertical-align="middle" fo:padding-top="0.053cm" fo:padding-bottom="0.053cm" fo:padding-left="0.053cm" fo:padding-right="0.053cm" style:run-through="foreground"/>
    </style:style>
    <style:style style:name="gr61" style:family="graphic">
      <style:graphic-properties svg:stroke-width="0.035cm" svg:stroke-color="#000000" draw:fill-color="#ff3333" draw:textarea-horizontal-align="justify" draw:textarea-vertical-align="middle" draw:auto-grow-height="false" fo:min-height="0.903cm" fo:min-width="0.903cm" fo:padding-top="0.018cm" fo:padding-bottom="0.018cm" fo:padding-left="0.018cm" fo:padding-right="0.018cm" style:run-through="foreground"/>
    </style:style>
    <style:style style:name="gr62" style:family="graphic">
      <style:graphic-properties svg:stroke-width="0.035cm" svg:stroke-color="#000000" draw:fill-color="#3333ff" draw:textarea-horizontal-align="justify" draw:textarea-vertical-align="middle" draw:auto-grow-height="false" fo:min-height="1.473cm" fo:min-width="0.282cm" fo:padding-top="0.018cm" fo:padding-bottom="0.018cm" fo:padding-left="0.018cm" fo:padding-right="0.018cm" style:run-through="foreground"/>
    </style:style>
    <style:style style:name="gr63" style:family="graphic">
      <style:graphic-properties draw:stroke="none" svg:stroke-width="0.081cm" svg:stroke-color="#000000" draw:fill="none" draw:fill-color="#ffffff" fo:min-height="1.803cm" style:run-through="foreground"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000000" draw:marker-start-width="0.395cm" draw:marker-end-width="0.395cm" draw:fill-color="#eeeeee" draw:textarea-horizontal-align="justify" draw:textarea-vertical-align="middle" draw:auto-grow-height="false" fo:min-height="4.355cm" fo:min-width="13.624cm" fo:padding-top="0.014cm" fo:padding-bottom="0.014cm" fo:padding-left="0.014cm" fo:padding-right="0.014cm" style:run-through="foreground"/>
    </style:style>
    <style:style style:name="gr65" style:family="graphic">
      <style:graphic-properties svg:stroke-width="0.018cm" svg:stroke-color="#ff3300" draw:textarea-horizontal-align="center" draw:textarea-vertical-align="middle" fo:padding-top="0.009cm" fo:padding-bottom="0.009cm" fo:padding-left="0.009cm" fo:padding-right="0.009cm" style:run-through="foreground"/>
    </style:style>
    <style:style style:name="gr66" style:family="graphic">
      <style:graphic-properties svg:stroke-width="0.081cm" svg:stroke-color="#ffff00" draw:marker-start-width="0.448cm" draw:marker-end-width="0.448cm" draw:textarea-horizontal-align="center" draw:textarea-vertical-align="middle" fo:padding-top="0.041cm" fo:padding-bottom="0.041cm" fo:padding-left="0.041cm" fo:padding-right="0.041cm" style:run-through="foreground"/>
    </style:style>
    <style:style style:name="gr67" style:family="graphic">
      <style:graphic-properties svg:stroke-width="0.035cm" svg:stroke-color="#000000" draw:fill-color="#ffffff" draw:textarea-vertical-align="middle" draw:auto-grow-height="false" fo:min-height="0.081cm" fo:min-width="0.097cm" fo:padding-top="0.018cm" fo:padding-bottom="0.018cm" fo:padding-left="0.018cm" fo:padding-right="0.018cm" style:run-through="foreground"/>
    </style:style>
    <style:style style:name="gr68"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vertical-pos="from-top" style:vertical-rel="paragraph" style:horizontal-pos="from-left" style:horizontal-rel="paragraph"/>
    </style:style>
    <style:style style:name="gr70" style:family="graphic">
      <style:graphic-properties svg:stroke-width="0.028cm" svg:stroke-color="#000000" draw:marker-start-width="0.395cm" draw:marker-end-width="0.395cm" draw:fill-color="#eeeeee" draw:textarea-horizontal-align="justify" draw:textarea-vertical-align="middle" draw:auto-grow-height="false" fo:min-height="5.544cm" fo:min-width="8.717cm" fo:padding-top="0.014cm" fo:padding-bottom="0.014cm" fo:padding-left="0.014cm" fo:padding-right="0.014cm" style:run-through="foreground" style:vertical-pos="from-top" style:vertical-rel="paragraph" style:horizontal-pos="from-left" style:horizontal-rel="paragraph"/>
    </style:style>
    <style:style style:name="gr71" style:family="graphic">
      <style:graphic-properties style:run-through="foreground" style:vertical-pos="from-top" style:vertical-rel="paragraph" style:horizontal-pos="from-left" style:horizontal-rel="paragraph"/>
    </style:style>
    <style:style style:name="gr72" style:family="graphic">
      <style:graphic-properties svg:stroke-width="0.081cm" svg:stroke-color="#000000" draw:marker-start-width="0.448cm" draw:marker-end-width="0.448cm" draw:fill-color="#eeeeee" draw:textarea-horizontal-align="justify" draw:textarea-vertical-align="middle" draw:auto-grow-height="false" fo:min-height="0.249cm" fo:min-width="0.326cm" fo:padding-top="0.041cm" fo:padding-bottom="0.041cm" fo:padding-left="0.041cm" fo:padding-right="0.041cm" style:run-through="foreground"/>
    </style:style>
    <style:style style:name="gr73" style:family="graphic">
      <style:graphic-properties draw:stroke="solid" svg:stroke-width="0.081cm" svg:stroke-color="#000000" draw:marker-start-width="0.448cm" draw:marker-end-width="0.448cm" draw:fill-color="#eeeeee" draw:textarea-horizontal-align="justify" draw:textarea-vertical-align="middle" draw:auto-grow-height="false" fo:min-height="0.049cm" fo:min-width="0.684cm" fo:padding-top="0.041cm" fo:padding-bottom="0.041cm" fo:padding-left="0.041cm" fo:padding-right="0.041cm" style:run-through="foreground"/>
    </style:style>
    <style:style style:name="gr74" style:family="graphic">
      <style:graphic-properties draw:stroke="none" svg:stroke-width="0.081cm" svg:stroke-color="#000000" draw:fill="none" draw:fill-color="#ffffff" fo:min-height="1.625cm" style:run-through="foreground" style:vertical-pos="from-top" style:vertical-rel="paragraph" style:horizontal-pos="from-left" style:horizontal-rel="paragraph"/>
    </style:style>
    <style:style style:name="gr75" style:family="graphic">
      <style:graphic-properties svg:stroke-width="0.035cm" svg:stroke-color="#000000" draw:fill-color="#ffffff" draw:textarea-vertical-align="middle" draw:auto-grow-height="false" fo:min-height="0.134cm" fo:min-width="0.159cm" fo:padding-top="0.018cm" fo:padding-bottom="0.018cm" fo:padding-left="0.018cm" fo:padding-right="0.018cm" style:run-through="foreground" style:vertical-pos="from-top" style:vertical-rel="paragraph" style:horizontal-pos="from-left" style:horizontal-rel="paragraph"/>
    </style:style>
    <style:style style:name="gr76" style:family="graphic">
      <style:graphic-properties svg:stroke-width="0.035cm" svg:stroke-color="#000000" draw:fill-color="#ffffff" draw:textarea-vertical-align="middle" draw:auto-grow-height="false" fo:min-height="0.113cm" fo:min-width="0.131cm" fo:padding-top="0.018cm" fo:padding-bottom="0.018cm" fo:padding-left="0.018cm" fo:padding-right="0.018cm" style:run-through="foreground" style:vertical-pos="from-top" style:vertical-rel="paragraph" style:horizontal-pos="from-left" style:horizontal-rel="paragraph"/>
    </style:style>
    <style:style style:name="gr77" style:family="graphic">
      <style:graphic-properties svg:stroke-width="0.035cm" svg:stroke-color="#000000" draw:fill-color="#ffffff" draw:textarea-vertical-align="middle" draw:auto-grow-height="false" fo:min-height="0.125cm" fo:min-width="0.148cm" fo:padding-top="0.018cm" fo:padding-bottom="0.018cm" fo:padding-left="0.018cm" fo:padding-right="0.018cm" style:run-through="foreground" style:vertical-pos="from-top" style:vertical-rel="paragraph" style:horizontal-pos="from-left" style:horizontal-rel="paragraph"/>
    </style:style>
    <style:style style:name="gr78" style:family="graphic">
      <style:graphic-properties svg:stroke-width="0.035cm" svg:stroke-color="#000000" draw:fill-color="#ffffff" draw:textarea-vertical-align="middle" draw:auto-grow-height="false" fo:min-height="0.123cm" fo:min-width="0.145cm" fo:padding-top="0.018cm" fo:padding-bottom="0.018cm" fo:padding-left="0.018cm" fo:padding-right="0.018cm" style:run-through="foreground" style:vertical-pos="from-top" style:vertical-rel="paragraph" style:horizontal-pos="from-left" style:horizontal-rel="paragraph"/>
    </style:style>
    <style:style style:name="gr79" style:family="graphic">
      <style:graphic-properties svg:stroke-width="0.035cm" svg:stroke-color="#000000" draw:fill-color="#ffffff" draw:textarea-vertical-align="middle" draw:auto-grow-height="false" fo:min-height="0.129cm" fo:min-width="0.148cm" fo:padding-top="0.018cm" fo:padding-bottom="0.018cm" fo:padding-left="0.018cm" fo:padding-right="0.018cm" style:run-through="foreground" style:vertical-pos="from-top" style:vertical-rel="paragraph" style:horizontal-pos="from-left" style:horizontal-rel="paragraph"/>
    </style:style>
    <style:style style:name="gr80" style:family="graphic">
      <style:graphic-properties svg:stroke-width="0.035cm" svg:stroke-color="#000000" draw:fill-color="#ffffff" draw:textarea-vertical-align="middle" draw:auto-grow-height="false" fo:min-height="0.153cm" fo:min-width="0.18cm" fo:padding-top="0.018cm" fo:padding-bottom="0.018cm" fo:padding-left="0.018cm" fo:padding-right="0.018cm" style:run-through="foreground" style:vertical-pos="from-top" style:vertical-rel="paragraph" style:horizontal-pos="from-left" style:horizontal-rel="paragraph"/>
    </style:style>
    <style:style style:name="gr81" style:family="graphic">
      <style:graphic-properties svg:stroke-width="0.035cm" svg:stroke-color="#000000" draw:fill-color="#ffffff" draw:textarea-vertical-align="middle" draw:auto-grow-height="false" fo:min-height="0.123cm" fo:min-width="0.143cm" fo:padding-top="0.018cm" fo:padding-bottom="0.018cm" fo:padding-left="0.018cm" fo:padding-right="0.018cm" style:run-through="foreground" style:vertical-pos="from-top" style:vertical-rel="paragraph" style:horizontal-pos="from-left" style:horizontal-rel="paragraph"/>
    </style:style>
    <style:style style:name="gr82" style:family="graphic">
      <style:graphic-properties svg:stroke-width="0.035cm" svg:stroke-color="#000000"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style:style>
    <style:style style:name="gr83" style:family="graphic">
      <style:graphic-properties svg:stroke-width="0.035cm" svg:stroke-color="#000000" draw:fill-color="#ffffff" draw:textarea-vertical-align="middle" draw:auto-grow-height="false" fo:min-height="0.131cm" fo:min-width="0.153cm" fo:padding-top="0.018cm" fo:padding-bottom="0.018cm" fo:padding-left="0.018cm" fo:padding-right="0.018cm" style:run-through="foreground" style:vertical-pos="from-top" style:vertical-rel="paragraph" style:horizontal-pos="from-left" style:horizontal-rel="paragraph"/>
    </style:style>
    <style:style style:name="gr84" style:family="graphic">
      <style:graphic-properties draw:stroke="none" svg:stroke-width="0.081cm" svg:stroke-color="#000000" draw:fill="none" draw:fill-color="#ffffff" fo:min-height="1.242cm" style:run-through="foreground" style:vertical-pos="from-top" style:vertical-rel="paragraph" style:horizontal-pos="from-left" style:horizontal-rel="paragraph"/>
    </style:style>
    <style:style style:name="gr85"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none" svg:stroke-width="0.081cm" svg:stroke-color="#000000" draw:fill="none" draw:fill-color="#ffffff" fo:min-height="1.009cm"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90"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91"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035cm" svg:stroke-color="#000000" draw:marker-start-width="0.284cm" draw:marker-end-width="0.284cm" draw:fill="none" draw:fill-color="#ffffff" fo:min-height="1.215cm" fo:padding-top="-0.015cm" fo:padding-bottom="-0.015cm" fo:padding-left="-0.015cm" fo:padding-right="-0.015cm" style:run-through="foreground" style:vertical-pos="from-top" style:vertical-rel="paragraph" style:horizontal-pos="from-left" style:horizontal-rel="paragraph" draw:wrap-influence-on-position="once-concurrent" style:flow-with-text="false"/>
    </style:style>
    <style:style style:name="gr9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81cm" svg:stroke-color="#000000" draw:marker-start-width="0.448cm" draw:marker-end-width="0.448cm" draw:fill-color="#eeeeee" draw:textarea-horizontal-align="justify" draw:textarea-vertical-align="middle" draw:auto-grow-height="false" fo:min-height="0.455cm" fo:min-width="0.579cm" fo:padding-top="0.041cm" fo:padding-bottom="0.041cm" fo:padding-left="0.041cm" fo:padding-right="0.041cm" style:run-through="foreground"/>
    </style:style>
    <style:style style:name="gr100" style:family="graphic">
      <style:graphic-properties draw:stroke="solid" svg:stroke-width="0.081cm" svg:stroke-color="#000000" draw:marker-start-width="0.448cm" draw:marker-end-width="0.448cm" draw:fill-color="#eeeeee" draw:textarea-horizontal-align="justify" draw:textarea-vertical-align="middle" draw:auto-grow-height="false" fo:min-height="0.127cm" fo:min-width="1.171cm" fo:padding-top="0.041cm" fo:padding-bottom="0.041cm" fo:padding-left="0.041cm" fo:padding-right="0.041cm" style:run-through="foreground"/>
    </style:style>
    <style:style style:name="gr101" style:family="graphic">
      <style:graphic-properties draw:stroke="dash" draw:stroke-dash="Ultrafine_20_Dashed" svg:stroke-width="0.106cm" svg:stroke-color="#66ff66" draw:marker-start-width="0.512cm" draw:marker-end-width="0.512cm" draw:fill="none" draw:textarea-horizontal-align="justify" draw:textarea-vertical-align="middle" draw:auto-grow-height="false" fo:min-height="1.194cm" fo:min-width="0.723cm" fo:padding-top="0.053cm" fo:padding-bottom="0.053cm" fo:padding-left="0.053cm" fo:padding-right="0.05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月着陸船ゲーム「LunarLander2017」</text:p>
      <text:p text:style-name="P1">Windows<text:span text:style-name="T1">PC</text:span>/<text:span text:style-name="T1">2D/Unity5/C#</text:span></text:p>
      <text:p text:style-name="P2">〇目的</text:p>
      <text:p text:style-name="P2"><text:tab/>ランダーを月面に着陸させる。</text:p>
      <text:p text:style-name="P2"/>
      <text:p text:style-name="P2">〇操作</text:p>
      <text:p text:style-name="P2">　<text:tab/>プレイヤーは操作して、ランダーを回転・推進ロケットを噴射して</text:p>
      <text:p text:style-name="P2"><text:tab/>速度を調整する。</text:p>
      <text:p text:style-name="P2">　<text:tab/>キーボード：↑↓←→</text:p>
      <text:p text:style-name="P2"><text:tab/><text:tab/>　↑　：ランダーを地表と平行にする。</text:p>
      <text:p text:style-name="P2"><text:tab/><text:tab/>　↓　：推進ロケットを噴射させる。</text:p>
      <text:p text:style-name="P2"><text:tab/><text:tab/>　←　：ランダーを左回転させる。</text:p>
      <text:p text:style-name="P2"><text:tab/><text:tab/>　→　：ランダーを右回転させる。</text:p>
      <text:p text:style-name="P2"/>
      <text:p text:style-name="P2">〇クリア条件</text:p>
      <text:p text:style-name="P2"><text:tab/>・着陸地点である。</text:p>
      <text:p text:style-name="P2"><text:tab/>・ランダーが地表と並行である。</text:p>
      <text:p text:style-name="P2"><text:tab/>・着陸速度が低速である。</text:p>
      <text:p text:style-name="P2"/>
      <text:p text:style-name="P2">〇クリアすると</text:p>
      <text:p text:style-name="P2"><text:tab/>・次のステージに進む。</text:p>
      <text:p text:style-name="P2"><text:tab/>・残った燃料が引き継がれる。</text:p>
      <text:p text:style-name="P2"><text:tab/>・スコアによってボーナス燃料を獲得する。</text:p>
      <text:p text:style-name="P2">　</text:p>
      <text:p text:style-name="P2">〇その他</text:p>
      <text:p text:style-name="P2"><text:tab/>・推進ロケットの燃料が無くなると操作不能になる。</text:p>
      <text:p text:style-name="P2"><text:tab/>・着陸位置が遠い、着陸速度が小さいほど、得点が高い。</text:p>
      <text:p text:style-name="P2"><text:tab/>・ランダーが地表に近づくとカメラが拡大モードになる。</text:p>
      <text:p text:style-name="P2"><text:tab/>・ランダーが地表と接触した時以下の条件が当てはまる場合、</text:p>
      <text:p text:style-name="P2"><text:tab/>　ランダーは爆発しゲームオーバーとなる。</text:p>
      <text:p text:style-name="P2">　　　<text:tab/><text:tab/>├着陸地点ではない。</text:p>
      <text:p text:style-name="P2">　　　<text:tab/><text:tab/>├ランダーが地表と並行ではない。</text:p>
      <text:p text:style-name="P2">　　　<text:tab/><text:tab/>└ランダーの着陸速度が速すぎる。</text:p>
      <text:p text:style-name="P23"><draw:g text:anchor-type="paragraph" draw:z-index="1" draw:style-name="gr1"><draw:line draw:name="シェイプ3" draw:style-name="gr4" draw:text-style-name="P33" svg:x1="5.511cm" svg:y1="7.409cm" svg:x2="6.252cm" svg:y2="7.409cm"><text:p/></draw:line><draw:line draw:name="シェイプ3" draw:style-name="gr4" draw:text-style-name="P33" svg:x1="10.908cm" svg:y1="4.974cm" svg:x2="11.384cm" svg:y2="4.974cm"><text:p/></draw:line><draw:custom-shape draw:name="シェイプ1" draw:style-name="gr5" draw:text-style-name="P34" svg:width="13.653cm" svg:height="8.699cm" svg:x="1.753cm" svg:y="1.058cm"><text:p/><draw:enhanced-geometry svg:viewBox="0 0 21600 21600" draw:mirror-horizontal="false" draw:mirror-vertical="false" draw:type="rectangle" draw:enhanced-path="M 0 0 L 21600 0 21600 21600 0 21600 0 0 Z N"/></draw:custom-shape><draw:polyline draw:name="シェイプ2" draw:style-name="gr6" draw:text-style-name="P35" svg:width="12.242cm" svg:height="6.567cm" draw:transform="skewX (0.0406661715714679) rotate (0.531278224307074) translate (1.75329935744957cm 9.01385259438438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4" draw:text-style-name="P33" svg:x1="8.562cm" svg:y1="8.539cm" svg:x2="9.27cm" svg:y2="8.539cm"><text:p/></draw:line><draw:line draw:name="シェイプ3" draw:style-name="gr4" draw:text-style-name="P33" svg:x1="6.574cm" svg:y1="9.317cm" svg:x2="7.518cm" svg:y2="9.317cm"><text:p/></draw:line><draw:line draw:name="シェイプ3" draw:style-name="gr4" draw:text-style-name="P33" svg:x1="13.451cm" svg:y1="6.216cm" svg:x2="14.058cm" svg:y2="6.216cm"><text:p/></draw:line><draw:line draw:name="シェイプ3" draw:style-name="gr4" draw:text-style-name="P33" svg:x1="12.035cm" svg:y1="7.934cm" svg:x2="12.642cm" svg:y2="7.934cm"><text:p/></draw:line><draw:g draw:style-name="gr7"><draw:custom-shape draw:name="シェイプ4" draw:style-name="gr8" draw:text-style-name="P36" svg:width="0.431cm" svg:height="0.354cm" draw:transform="skewX (-0.00506145483078355) rotate (-0.418879020478639) translate (7.69055555555556cm 4.7483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4" svg:width="0.581cm" svg:height="0.098cm" draw:transform="skewX (-0.0181514242207411) rotate (-0.418879020478639) translate (7.48594444444445cm 5.04119444444445cm)"><text:p/><draw:enhanced-geometry svg:viewBox="0 0 21600 21600" draw:type="rectangle" draw:enhanced-path="M 0 0 L 21600 0 21600 21600 0 21600 0 0 Z N"/></draw:custom-shape><draw:polyline draw:name="シェイプ6" draw:style-name="gr10" draw:text-style-name="P35" svg:width="0.471cm" svg:height="0.627cm" draw:transform="skewX (-0.14468779499033) rotate (-2.47871660368235) translate (8.08966057121427cm 5.52206329119637cm)" svg:viewBox="0 0 472 628" draw:points="134,628 472,628 401,480 79,487 45,397 279,129 229,0 0,281 5,294"><text:p/></draw:polyline></draw:g><draw:frame draw:name="シェイプ1" draw:style-name="gr11" draw:text-style-name="P37" svg:width="3.043cm" svg:height="1.694cm" svg:x="2.018cm" svg:y="1.278cm"><draw:text-box><text:p>STAGE 1</text:p><text:p>SCORE : 000000</text:p><text:p>FUEL : 857</text:p></draw:text-box></draw:frame><draw:frame draw:name="シェイプ1" draw:style-name="gr11" draw:text-style-name="P37" svg:width="5.24cm" svg:height="1.694cm" svg:x="9.955cm" svg:y="1.278cm"><draw:text-box><text:p>ALTITUDE : 105</text:p><text:p>HORIZONTAL SPEED : 113</text:p><text:p>VERTICAL SPEED : -56</text:p></draw:text-box></draw:frame><draw:custom-shape draw:name="シェイプ2" draw:style-name="gr12" draw:text-style-name="P38" svg:width="1.244cm" svg:height="1.202cm" svg:x="7.098cm" svg:y="4.5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3" draw:text-style-name="P38" svg:width="13.653cm" svg:height="3.768cm" svg:x="1.753cm" svg:y="5.9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4" draw:text-style-name="P38" svg:width="13.389cm" svg:height="2.047cm" svg:x="1.885cm" svg:y="1.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シェイプ4" draw:style-name="gr15" draw:text-style-name="P39" svg:width="0.795cm" svg:height="0.814cm" svg:x="6.516cm" svg:y="4.03cm"><draw:text-box><text:p><text:span text:style-name="T11">①</text:span></text:p></draw:text-box></draw:frame><draw:frame draw:name="シェイプ4" draw:style-name="gr15" draw:text-style-name="P39" svg:width="0.795cm" svg:height="0.814cm" svg:x="1.938cm" svg:y="6.216cm"><draw:text-box><text:p><text:span text:style-name="T11">②</text:span></text:p></draw:text-box></draw:frame><draw:frame draw:name="シェイプ4" draw:style-name="gr15" draw:text-style-name="P39" svg:width="0.795cm" svg:height="0.814cm" svg:x="5.828cm" svg:y="1.058cm"><draw:text-box><text:p><text:span text:style-name="T11">③</text:span></text:p></draw:text-box></draw:frame></draw:g>〇画面構成</text:p>
      <text:p text:style-name="P3"><draw:custom-shape text:anchor-type="paragraph" draw:z-index="25" draw:name="シェイプ4" draw:style-name="gr37" draw:text-style-name="P43" svg:width="0.318cm" svg:height="0.318cm" svg:x="9.082cm" svg:y="0.70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6" draw:name="シェイプ4" draw:style-name="gr37" draw:text-style-name="P43" svg:width="0.318cm" svg:height="0.318cm" svg:x="5.96cm" svg:y="0.626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3"/>
      <text:p text:style-name="P3"><draw:custom-shape text:anchor-type="paragraph" draw:z-index="17" draw:name="シェイプ4" draw:style-name="gr37" draw:text-style-name="P43" svg:width="0.318cm" svg:height="0.318cm" svg:x="7.283cm" svg:y="0.44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4" draw:name="シェイプ4" draw:style-name="gr37" draw:text-style-name="P43" svg:width="0.318cm" svg:height="0.318cm" svg:x="12.31cm" svg:y="0.2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3" draw:name="シェイプ4" draw:style-name="gr37" draw:text-style-name="P43" svg:width="0.318cm" svg:height="0.318cm" svg:x="3.552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8" draw:name="シェイプ4" draw:style-name="gr37" draw:text-style-name="P43" svg:width="0.318cm" svg:height="0.318cm" svg:x="10.352cm" svg:y="0.70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2" draw:name="シェイプ4" draw:style-name="gr37" draw:text-style-name="P43" svg:width="0.318cm" svg:height="0.318cm" svg:x="14.321cm" svg:y="0.5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
      <text:p text:style-name="P3"/>
      <text:p text:style-name="P3"><draw:custom-shape text:anchor-type="paragraph" draw:z-index="15" draw:name="シェイプ4" draw:style-name="gr37" draw:text-style-name="P43" svg:width="0.318cm" svg:height="0.318cm" svg:x="5.193cm" svg:y="0.46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9" draw:name="シェイプ4" draw:style-name="gr37" draw:text-style-name="P43" svg:width="0.318cm" svg:height="0.318cm" svg:x="9.267cm" svg:y="0.2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99" draw:name="シェイプ17" draw:style-name="gr97" draw:text-style-name="P37" svg:width="0.62cm" svg:height="0.526cm" svg:x="13.451cm" svg:y="0.296cm"><draw:text-box><text:p text:style-name="P35">x4</text:p></draw:text-box></draw:frame></text:p>
      <text:p text:style-name="P3"><draw:custom-shape text:anchor-type="paragraph" draw:z-index="14" draw:name="シェイプ4" draw:style-name="gr37" draw:text-style-name="P43" svg:width="0.318cm" svg:height="0.318cm" svg:x="3.5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21" draw:name="シェイプ4" draw:style-name="gr37" draw:text-style-name="P43" svg:width="0.318cm" svg:height="0.318cm" svg:x="14.744cm" svg:y="0.50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3" draw:name="シェイプ4" draw:style-name="gr37" draw:text-style-name="P43" svg:width="0.318cm" svg:height="0.318cm" svg:x="12.072cm" svg:y="0.0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20" draw:name="シェイプ4" draw:style-name="gr37" draw:text-style-name="P43" svg:width="0.318cm" svg:height="0.318cm" svg:x="7.627cm" svg:y="0.42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100" draw:name="シェイプ17" draw:style-name="gr97" draw:text-style-name="P37" svg:width="0.62cm" svg:height="0.526cm" svg:x="12.035cm" svg:y="0.534cm"><draw:text-box><text:p text:style-name="P35">X5</text:p></draw:text-box></draw:frame></text:p>
      <text:p text:style-name="P3"><draw:frame text:anchor-type="paragraph" draw:z-index="101" draw:name="シェイプ17" draw:style-name="gr97" draw:text-style-name="P37" svg:width="0.62cm" svg:height="0.526cm" svg:x="8.564cm" svg:y="0.399cm"><draw:text-box><text:p text:style-name="P35">X3</text:p></draw:text-box></draw:frame></text:p>
      <text:p text:style-name="P3"><draw:frame text:anchor-type="paragraph" draw:z-index="102" draw:name="シェイプ17" draw:style-name="gr98" draw:text-style-name="P54" svg:width="0.62cm" svg:height="0.489cm" svg:x="6.689cm" svg:y="0.436cm"><draw:text-box><text:p text:style-name="P35">X2</text:p></draw:text-box></draw:frame></text:p>
      <text:p text:style-name="P3"/>
      <text:p text:style-name="P3"><text:tab/>① ランダー　：　プレイヤー操作オブジェクト</text:p>
      <text:p text:style-name="P3"><text:tab/>② 月面ステージ　：　４つの平坦な着陸ポイントがある。</text:p>
      <text:p text:style-name="P4"><text:tab/>③ 情報UI　:　現在のステージ番号/スコア/残り燃料</text:p>
      <text:p text:style-name="P4"><text:tab/><text:tab/><text:tab/>　　 高度/水平軸の速度/垂直軸の速度</text:p>
      <text:p text:style-name="P4">〇ゲームの流れ</text:p>
      <text:p text:style-name="P16"><draw:line text:anchor-type="paragraph" draw:z-index="2" draw:name="シェイプ8" draw:style-name="gr16" draw:text-style-name="P35" svg:x1="7.555cm" svg:y1="1.265cm" svg:x2="7.569cm" svg:y2="5.578cm"><text:p/></draw:line><draw:custom-shape text:anchor-type="paragraph" draw:z-index="3" draw:name="シェイプ5" draw:style-name="gr17" draw:text-style-name="P40" svg:width="2.7cm" svg:height="0.874cm" svg:x="6.179cm" svg:y="0.392cm"><text:p text:style-name="P35"><text:span text:style-name="T12">起動</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4" draw:name="シェイプ6" draw:style-name="gr18" draw:text-style-name="P41" svg:width="2.435cm" svg:height="0.742cm" svg:x="6.338cm" svg:y="1.565cm"><text:p text:style-name="P35">タイトル</text:p><draw:enhanced-geometry svg:viewBox="0 0 21600 21600" draw:glue-points="10800 0 0 10800 10800 21600 21600 10800" draw:type="flowchart-process" draw:enhanced-path="M 0 0 L 21600 0 21600 21600 0 21600 0 0 Z N"/></draw:custom-shape><draw:custom-shape text:anchor-type="paragraph" draw:z-index="5" draw:name="シェイプ7" draw:style-name="gr19" draw:text-style-name="P41" svg:width="2.382cm" svg:height="0.9cm" svg:x="6.338cm" svg:y="4.36cm"><text:p text:style-name="P35">ゲーム開始</text:p><draw:enhanced-geometry svg:viewBox="0 0 21600 21600" draw:glue-points="10800 0 0 10800 10800 21600 21600 10800" draw:type="flowchart-process" draw:enhanced-path="M 0 0 L 21600 0 21600 21600 0 21600 0 0 Z N"/></draw:custom-shape><draw:g text:anchor-type="paragraph" draw:z-index="6" draw:style-name="gr1"><draw:g draw:style-name="gr7"><draw:custom-shape draw:name="シェイプ8" draw:style-name="gr20" draw:text-style-name="P42" svg:width="3.043cm" svg:height="0.847cm" svg:x="6.066cm" svg:y="7.773cm"><text:p text:style-name="P35">クリアリザルト</text:p><draw:enhanced-geometry svg:viewBox="0 0 21600 21600" draw:glue-points="10800 0 0 10800 10800 21600 21600 10800" draw:type="flowchart-process" draw:enhanced-path="M 0 0 L 21600 0 21600 21600 0 21600 0 0 Z N"/></draw:custom-shape><draw:custom-shape draw:name="シェイプ8" draw:style-name="gr21" draw:text-style-name="P42" svg:width="3.07cm" svg:height="1.191cm" svg:x="9.717cm" svg:y="7.403cm"><text:p text:style-name="P35">ゲームオーバー</text:p><text:p text:style-name="P35">リザルト</text:p><draw:enhanced-geometry svg:viewBox="0 0 21600 21600" draw:glue-points="10800 0 0 10800 10800 21600 21600 10800" draw:type="flowchart-process" draw:enhanced-path="M 0 0 L 21600 0 21600 21600 0 21600 0 0 Z N"/></draw:custom-shape><draw:custom-shape draw:name="シェイプ9" draw:style-name="gr22" draw:text-style-name="P42" svg:width="1.694cm" svg:height="1.218cm" svg:x="6.754cm" svg:y="5.577cm"><text:p text:style-name="P35">着陸</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polyline draw:style-name="gr23" draw:text-style-name="P35" svg:width="2.71cm" svg:height="1.19cm" draw:transform="rotate (-0.00977384381116877) translate (8.44726388888889cm 6.18595833333333cm)" svg:viewBox="0 0 2711 1191" draw:points="0,0 2699,0 2711,1191"><text:p/></draw:polyline><draw:line draw:name="シェイプ10" draw:style-name="gr23" draw:text-style-name="P35" svg:x1="7.627cm" svg:y1="6.792cm" svg:x2="7.627cm" svg:y2="7.771cm"><text:p/></draw:line></draw:g><draw:frame draw:name="シェイプ8" draw:style-name="gr24" draw:text-style-name="P37" svg:width="1.218cm" svg:height="0.583cm" svg:x="7.759cm" svg:y="6.979cm"><draw:text-box><text:p>成功</text:p></draw:text-box></draw:frame><draw:frame draw:name="シェイプ9" draw:style-name="gr25" draw:text-style-name="P37" svg:width="1.377cm" svg:height="0.742cm" svg:x="8.765cm" svg:y="5.683cm"><draw:text-box><text:p>失敗</text:p></draw:text-box></draw:frame></draw:g><draw:polyline text:anchor-type="paragraph" draw:z-index="7" draw:name="シェイプ9" draw:style-name="gr26" draw:text-style-name="P43" svg:width="6.702cm" svg:height="2.269cm" draw:transform="rotate (-1.5707963267949) translate (7.56884722222222cm 2.57175cm)" svg:viewBox="0 0 6703 2270" draw:points="6058,0 6703,0 6703,2270 229,2270 229,14 0,220 399,220 170,14 229,14"><text:p/></draw:polyline><draw:line text:anchor-type="paragraph" draw:z-index="8" draw:name="シェイプ10" draw:style-name="gr16" draw:text-style-name="P35" svg:x1="11.054cm" svg:y1="8.594cm" svg:x2="11.054cm" svg:y2="9.711cm"><text:p/></draw:line><draw:custom-shape text:anchor-type="paragraph" draw:z-index="9" draw:name="シェイプ11" draw:style-name="gr27" draw:text-style-name="P43" svg:width="2.558cm" svg:height="1.038cm" svg:x="9.797cm" svg:y="9.686cm"><text:p text:style-name="P35">タイトルへ</text:p><draw:enhanced-geometry svg:viewBox="0 0 21600 21600" draw:glue-points="10800 0 0 10800 10800 21600 21600 10800" draw:type="flowchart-process" draw:enhanced-path="M 0 0 L 21600 0 21600 21600 0 21600 0 0 Z N"/></draw:custom-shape><draw:custom-shape text:anchor-type="paragraph" draw:z-index="10" draw:name="シェイプ7" draw:style-name="gr19" draw:text-style-name="P41" svg:width="2.382cm" svg:height="0.9cm" svg:x="6.359cm" svg:y="3.06cm"><text:p text:style-name="P35">ゲーム準備</text:p><draw:enhanced-geometry svg:viewBox="0 0 21600 21600" draw:glue-points="10800 0 0 10800 10800 21600 21600 10800" draw:type="flowchart-process" draw:enhanced-path="M 0 0 L 21600 0 21600 21600 0 21600 0 0 Z N"/></draw:custom-shape></text:p>
      <text:p text:style-name="P9">　　</text:p>
      <text:p text:style-name="P24">〇シーン管理</text:p>
      <text:p text:style-name="P11"><draw:g text:anchor-type="paragraph" draw:z-index="12" draw:style-name="gr1"><draw:custom-shape draw:name="シェイプ12" draw:style-name="gr33" draw:text-style-name="P46" svg:width="2.805cm" svg:height="1.218cm" svg:x="2.309cm" svg:y="0.813cm"><text:p text:style-name="P35"><text:span text:style-name="T15">タイトル</text:span></text:p><draw:enhanced-geometry svg:viewBox="0 0 21600 21600" draw:glue-points="10800 0 0 10800 10800 21600 21600 10800" draw:type="flowchart-process" draw:enhanced-path="M 0 0 L 21600 0 21600 21600 0 21600 0 0 Z N"/></draw:custom-shape><draw:custom-shape draw:name="シェイプ12" draw:style-name="gr34" draw:text-style-name="P46" svg:width="4.419cm" svg:height="1.218cm" svg:x="8.156cm" svg:y="0.76cm"><text:p text:style-name="P35"><text:span text:style-name="T15">メインゲーム</text:span></text:p><draw:enhanced-geometry svg:viewBox="0 0 21600 21600" draw:glue-points="10800 0 0 10800 10800 21600 21600 10800" draw:type="flowchart-process" draw:enhanced-path="M 0 0 L 21600 0 21600 21600 0 21600 0 0 Z N"/></draw:custom-shape><draw:custom-shape draw:name="シェイプ13" draw:style-name="gr35" svg:width="2.329cm" svg:height="0.9cm" svg:x="5.51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シェイプ14" draw:style-name="gr36" svg:width="2.276cm" svg:height="0.9cm" svg:x="5.484cm" svg:y="1.60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1"/>
      <text:p text:style-name="P11"/>
      <text:p text:style-name="P11"/>
      <text:p text:style-name="P11">【必要アイテム】</text:p>
      <text:p text:style-name="P11"><text:tab/>TransitionManager : シーン遷移管理</text:p>
      <text:p text:style-name="P9"/>
      <text:p text:style-name="P9"/>
      <text:p text:style-name="P9"/>
      <text:p text:style-name="P9">〇タイトル</text:p>
      <text:p text:style-name="P9"><draw:g text:anchor-type="paragraph" draw:z-index="11" draw:style-name="gr1"><draw:custom-shape draw:name="シェイプ12" draw:style-name="gr28" draw:text-style-name="P36" svg:width="10.35cm" svg:height="5.822cm" svg:x="2.732cm" svg:y="0.231cm"><text:p/><draw:enhanced-geometry svg:viewBox="0 0 21600 21600" draw:mirror-horizontal="false" draw:mirror-vertical="false" draw:type="rectangle" draw:enhanced-path="M 0 0 L 21600 0 21600 21600 0 21600 0 0 Z N"/></draw:custom-shape><draw:frame draw:name="シェイプ13" draw:style-name="gr29" draw:text-style-name="P45" svg:width="6.827cm" svg:height="2.805cm" svg:x="4.558cm" svg:y="1.732cm"><draw:text-box><text:p text:style-name="P44"><text:span text:style-name="T13">LunarLander2017</text:span></text:p><text:p text:style-name="P44"><text:span text:style-name="T13"/></text:p><text:p text:style-name="P44"><text:span text:style-name="T14">Press [↓]Key to Start</text:span></text:p></draw:text-box></draw:frame><draw:g draw:style-name="gr7"><draw:custom-shape draw:name="シェイプ4" draw:style-name="gr30" draw:text-style-name="P36" svg:width="0.346cm" svg:height="0.281cm" draw:transform="skewX (-0.0062831853071796) rotate (-0.418879020478639) translate (4.47322222222222cm 3.531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31" draw:text-style-name="P34" svg:width="0.466cm" svg:height="0.077cm" draw:transform="skewX (-0.0232128790515246) rotate (-0.418879020478639) translate (4.31094444444444cm 3.76590277777778cm)"><text:p/><draw:enhanced-geometry svg:viewBox="0 0 21600 21600" draw:type="rectangle" draw:enhanced-path="M 0 0 L 21600 0 21600 21600 0 21600 0 0 Z N"/></draw:custom-shape><draw:polyline draw:name="シェイプ6" draw:style-name="gr10" draw:text-style-name="P35" svg:width="0.377cm" svg:height="0.502cm" draw:transform="skewX (-0.143640597439133) rotate (-2.48063646585954) translate (4.79299874442058cm 4.15130347608962cm)" svg:viewBox="0 0 378 503" draw:points="108,503 378,502 321,384 64,390 36,318 223,103 183,0 0,225 4,236"><text:p/></draw:polyline></draw:g><draw:custom-shape draw:name="シェイプ14" draw:style-name="gr32" draw:text-style-name="P43" svg:width="0.318cm" svg:height="0.318cm" svg:x="11.543cm" svg:y="3.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3.817cm" svg:y="1.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9.505cm" svg:y="1.289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8.05cm" svg:y="3.406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9.558cm" svg:y="5.205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12.072cm" svg:y="0.8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4.452cm" svg:y="5.25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6.542cm" svg:y="1.55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12.045cm" svg:y="5.33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3.79cm" svg:y="3.19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3" svg:width="0.318cm" svg:height="0.318cm" svg:x="5.775cm" svg:y="3.644cm"><text:p/><draw:enhanced-geometry svg:viewBox="0 0 21600 21600" draw:text-areas="6722 8256 14878 15460" draw:type="star5" draw:enhanced-path="M 10797 0 L 8278 8256 0 8256 6722 13405 4198 21600 10797 16580 17401 21600 14878 13405 21600 8256 13321 8256 10797 0 Z N"/></draw:custom-shape></draw:g></text:p>
      <text:p text:style-name="P9"/>
      <text:p text:style-name="P9"/>
      <text:p text:style-name="P9"/>
      <text:p text:style-name="P9"/>
      <text:p text:style-name="P9"/>
      <text:p text:style-name="P9"/>
      <text:p text:style-name="P9"/>
      <text:p text:style-name="P9"/>
      <text:p text:style-name="P10">　<text:tab/>・↓キーが押されたらメインゲームへ遷移する。</text:p>
      <text:p text:style-name="P10"><text:tab/>・背景の星々は輝くアニメーション</text:p>
      <text:p text:style-name="P10"><text:tab/>・ランダーをひとつ漂わせる(ランダムな移動)</text:p>
      <text:p text:style-name="P10"/>
      <text:p text:style-name="P10">　【必要アイテム】　　</text:p>
      <text:p text:style-name="P10">　　・TitleManager：シーン状態管理/</text:p>
      <text:p text:style-name="P10"><text:tab/><text:tab/><text:tab/><text:tab/>入力処理(↓キーを押してゲームスタート)</text:p>
      <text:p text:style-name="P10">　　・TitleLunder:背景で飛ばしておくランダー</text:p>
      <text:p text:style-name="P10">　　・BackGround:背景処理</text:p>
      <text:p text:style-name="P10"/>
      <text:p text:style-name="P10">　＊画像</text:p>
      <text:p text:style-name="P10"><text:tab/>・タイトルロゴ/<text:span text:style-name="T3">Pressメッセージ/背景/星/ランダー</text:span></text:p>
      <text:p text:style-name="P25"><draw:line text:anchor-type="paragraph" draw:z-index="26" draw:name="シェイプ3" draw:style-name="gr38" draw:text-style-name="P33" svg:x1="6.684cm" svg:y1="4.503cm" svg:x2="7.191cm" svg:y2="4.503cm"><text:p/></draw:line><draw:line text:anchor-type="paragraph" draw:z-index="27" draw:name="シェイプ3" draw:style-name="gr38" draw:text-style-name="P33" svg:x1="10.378cm" svg:y1="2.837cm" svg:x2="10.704cm" svg:y2="2.837cm"><text:p/></draw:line><draw:custom-shape text:anchor-type="paragraph" draw:z-index="28" draw:name="シェイプ1" draw:style-name="gr39" draw:text-style-name="P34" svg:width="9.344cm" svg:height="5.954cm" svg:x="4.112cm" svg:y="0.157cm"><text:p/><draw:enhanced-geometry svg:viewBox="0 0 21600 21600" draw:mirror-horizontal="false" draw:mirror-vertical="false" draw:type="rectangle" draw:enhanced-path="M 0 0 L 21600 0 21600 21600 0 21600 0 0 Z N"/></draw:custom-shape><draw:polyline text:anchor-type="paragraph" draw:z-index="29" draw:name="シェイプ2" draw:style-name="gr40" draw:text-style-name="P35" svg:width="8.381cm" svg:height="4.492cm" draw:transform="skewX (0.0408407044966674) rotate (0.530929158456675) translate (4.1115159710914cm 5.60190782960845cm)" svg:viewBox="0 0 8382 4493" draw:points="0,0 637,0 1300,328 2121,459 2630,1300 2853,1871 3377,2172 4307,2104 4657,2305 5084,2968 5321,3469 6069,3454 6539,2966 6830,3133 7322,2605 7959,2421 8358,2624 8056,3548 8200,3892 8362,4482 8382,4493"><text:p/></draw:polyline><draw:line text:anchor-type="paragraph" draw:z-index="30" draw:name="シェイプ3" draw:style-name="gr38" draw:text-style-name="P33" svg:x1="8.772cm" svg:y1="5.279cm" svg:x2="9.257cm" svg:y2="5.279cm"><text:p/></draw:line><draw:line text:anchor-type="paragraph" draw:z-index="31" draw:name="シェイプ3" draw:style-name="gr38" draw:text-style-name="P33" svg:x1="7.411cm" svg:y1="5.81cm" svg:x2="8.057cm" svg:y2="5.81cm"><text:p/></draw:line><draw:line text:anchor-type="paragraph" draw:z-index="32" draw:name="シェイプ3" draw:style-name="gr38" draw:text-style-name="P33" svg:x1="12.118cm" svg:y1="3.687cm" svg:x2="12.533cm" svg:y2="3.687cm"><text:p/></draw:line><draw:line text:anchor-type="paragraph" draw:z-index="33" draw:name="シェイプ3" draw:style-name="gr38" draw:text-style-name="P33" svg:x1="11.149cm" svg:y1="4.864cm" svg:x2="11.564cm" svg:y2="4.864cm"><text:p/></draw:line><draw:g text:anchor-type="paragraph" draw:z-index="34" draw:style-name="gr1"><draw:custom-shape draw:name="シェイプ4" draw:style-name="gr41" draw:text-style-name="P36" svg:width="0.295cm" svg:height="0.242cm" draw:transform="rotate (-0.418879020478639) translate (8.17386111111111cm 2.6828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2" draw:text-style-name="P34" svg:width="0.399cm" svg:height="0.068cm" draw:transform="skewX (-0.0263544717051144) rotate (-0.418879020478639) translate (8.03627777777778cm 2.88219444444444cm)"><text:p/><draw:enhanced-geometry svg:viewBox="0 0 21600 21600" draw:type="rectangle" draw:enhanced-path="M 0 0 L 21600 0 21600 21600 0 21600 0 0 Z N"/></draw:custom-shape><draw:polyline draw:name="シェイプ6" draw:style-name="gr10" draw:text-style-name="P35" svg:width="0.323cm" svg:height="0.429cm" draw:transform="skewX (-0.143989663289532) rotate (-2.47993833415874) translate (8.44835578164459cm 3.21253099428655cm)" svg:viewBox="0 0 324 430" draw:points="92,430 324,430 275,328 54,333 31,272 191,88 156,0 0,192 3,201"><text:p/></draw:polyline></draw:g><draw:frame text:anchor-type="paragraph" draw:z-index="35" draw:name="シェイプ1" draw:style-name="gr43" draw:text-style-name="P37" svg:width="3.165cm" svg:height="1.491cm" svg:x="4.292cm" svg:y="0.309cm"><draw:text-box><text:p><text:span text:style-name="T16">STAGE 1</text:span></text:p><text:p><text:span text:style-name="T16">SCORE : 000000</text:span></text:p><text:p><text:span text:style-name="T16">FUEL : 857</text:span></text:p></draw:text-box></draw:frame><draw:frame text:anchor-type="paragraph" draw:z-index="36" draw:name="シェイプ1" draw:style-name="gr44" draw:text-style-name="P37" svg:width="3.587cm" svg:height="1.463cm" svg:x="9.724cm" svg:y="0.309cm"><draw:text-box><text:p><text:span text:style-name="T17">ALTITUDE : 105</text:span></text:p><text:p><text:span text:style-name="T17">HORIZONTAL SPEED : 113</text:span></text:p><text:p><text:span text:style-name="T17">VERTICAL SPEED : -56</text:span></text:p></draw:text-box></draw:frame><draw:custom-shape text:anchor-type="paragraph" draw:z-index="37" draw:name="シェイプ12" draw:style-name="gr45" draw:text-style-name="P43" svg:width="0.235cm" svg:height="0.237cm" svg:x="4.438cm" svg:y="2.84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8" draw:name="シェイプ12" draw:style-name="gr46" draw:text-style-name="P43" svg:width="0.237cm" svg:height="0.235cm" svg:x="4.8cm" svg:y="3.93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9" draw:name="シェイプ12" draw:style-name="gr47" draw:text-style-name="P43" svg:width="0.237cm" svg:height="0.237cm" svg:x="7.172cm" svg:y="4.8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0" draw:name="シェイプ12" draw:style-name="gr45" draw:text-style-name="P43" svg:width="0.235cm" svg:height="0.237cm" svg:x="6.883cm" svg:y="2.63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1" draw:name="シェイプ12" draw:style-name="gr45" draw:text-style-name="P43" svg:width="0.235cm" svg:height="0.237cm" svg:x="8.784cm" svg:y="0.85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2" draw:name="シェイプ12" draw:style-name="gr48" draw:text-style-name="P43" svg:width="0.235cm" svg:height="0.235cm" svg:x="12.823cm" svg:y="2.9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3" draw:name="シェイプ12" draw:style-name="gr46" draw:text-style-name="P43" svg:width="0.237cm" svg:height="0.235cm" svg:x="11.626cm" svg:y="1.63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4" draw:name="シェイプ12" draw:style-name="gr45" draw:text-style-name="P43" svg:width="0.235cm" svg:height="0.237cm" svg:x="10.414cm" svg:y="3.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5" draw:name="シェイプ12" draw:style-name="gr46" draw:text-style-name="P43" svg:width="0.237cm" svg:height="0.235cm" svg:x="9.544cm" svg:y="4.82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6" draw:name="シェイプ12" draw:style-name="gr48" draw:text-style-name="P43" svg:width="0.235cm" svg:height="0.235cm" svg:x="9.093cm" svg:y="2.86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7" draw:name="シェイプ12" draw:style-name="gr46" draw:text-style-name="P43" svg:width="0.237cm" svg:height="0.235cm" svg:x="6.375cm" svg:y="1.231cm"><text:p/><draw:enhanced-geometry svg:viewBox="0 0 21600 21600" draw:text-areas="6722 8256 14878 15460" draw:type="star5" draw:enhanced-path="M 10797 0 L 8278 8256 0 8256 6722 13405 4198 21600 10797 16580 17401 21600 14878 13405 21600 8256 13321 8256 10797 0 Z N"/></draw:custom-shape>〇メインゲーム</text:p>
      <text:p text:style-name="P10"/>
      <text:p text:style-name="P10"/>
      <text:p text:style-name="P10"/>
      <text:p text:style-name="P10"><draw:frame text:anchor-type="paragraph" draw:z-index="95" draw:name="シェイプ16" draw:style-name="gr95" draw:text-style-name="P37" svg:width="0.482cm" svg:height="0.53cm" svg:x="12.118cm" svg:y="0.73cm"><draw:text-box><text:p>x4</text:p></draw:text-box></draw:frame></text:p>
      <text:p text:style-name="P10"/>
      <text:p text:style-name="P10"><draw:frame text:anchor-type="paragraph" draw:z-index="96" draw:name="シェイプ16" draw:style-name="gr95" draw:text-style-name="P37" svg:width="0.482cm" svg:height="0.53cm" svg:x="11.15cm" svg:y="0.425cm"><draw:text-box><text:p>x5</text:p></draw:text-box></draw:frame></text:p>
      <text:p text:style-name="P10"><draw:frame text:anchor-type="paragraph" draw:z-index="97" draw:name="シェイプ16" draw:style-name="gr95" draw:text-style-name="P37" svg:width="0.482cm" svg:height="0.53cm" svg:x="8.775cm" svg:y="0.101cm"><draw:text-box><text:p>x3</text:p></draw:text-box></draw:frame><draw:frame text:anchor-type="paragraph" draw:z-index="98" draw:name="シェイプ16" draw:style-name="gr96" draw:text-style-name="P37" svg:width="0.655cm" svg:height="0.578cm" svg:x="7.412cm" svg:y="0.631cm"><draw:text-box><text:p>X2</text:p></draw:text-box></draw:frame></text:p>
      <text:p text:style-name="P6"><draw:line text:anchor-type="paragraph" draw:z-index="74" draw:name="シェイプ3" draw:style-name="gr38" draw:text-style-name="P33" svg:x1="14.153cm" svg:y1="3.187cm" svg:x2="14.472cm" svg:y2="3.187cm"><text:p/></draw:line><draw:line text:anchor-type="paragraph" draw:z-index="75" draw:name="シェイプ3" draw:style-name="gr38" draw:text-style-name="P33" svg:x1="16.476cm" svg:y1="2.169cm" svg:x2="16.681cm" svg:y2="2.169cm"><text:p/></draw:line><draw:custom-shape text:anchor-type="paragraph" draw:z-index="76" draw:name="シェイプ1" draw:style-name="gr85" draw:text-style-name="P34" svg:width="5.878cm" svg:height="3.64cm" svg:x="12.536cm" svg:y="0.531cm"><text:p/><draw:enhanced-geometry svg:viewBox="0 0 21600 21600" draw:mirror-horizontal="false" draw:mirror-vertical="false" draw:type="rectangle" draw:enhanced-path="M 0 0 L 21600 0 21600 21600 0 21600 0 0 Z N"/></draw:custom-shape><draw:frame text:anchor-type="paragraph" draw:z-index="78" draw:name="シェイプ1" draw:style-name="gr86" draw:text-style-name="P47" svg:width="1.31cm" svg:height="1.01cm" svg:x="12.651cm" svg:y="0.624cm"><draw:text-box><text:p><text:span text:style-name="T18">STAGE 1</text:span></text:p><text:p><text:span text:style-name="T18">SCORE : 000000</text:span></text:p><text:p><text:span text:style-name="T18">FUEL : 857</text:span></text:p></draw:text-box></draw:frame><draw:frame text:anchor-type="paragraph" draw:z-index="79" draw:name="シェイプ1" draw:style-name="gr86" draw:text-style-name="P47" svg:width="2.255cm" svg:height="1.01cm" svg:x="16.067cm" svg:y="0.624cm"><draw:text-box><text:p><text:span text:style-name="T18">ALTITUDE : 105</text:span></text:p><text:p><text:span text:style-name="T18">HORIZONTAL SPEED : 113</text:span></text:p><text:p><text:span text:style-name="T18">VERTICAL SPEED : -56</text:span></text:p></draw:text-box></draw:frame><draw:custom-shape text:anchor-type="paragraph" draw:z-index="80" draw:name="シェイプ12" draw:style-name="gr87" draw:text-style-name="P43" svg:width="0.151cm" svg:height="0.14cm" svg:x="12.741cm" svg:y="2.1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1" draw:name="シェイプ12" draw:style-name="gr88" draw:text-style-name="P43" svg:width="0.149cm" svg:height="0.145cm" svg:x="12.968cm" svg:y="2.8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2" draw:name="シェイプ12" draw:style-name="gr87" draw:text-style-name="P43" svg:width="0.151cm" svg:height="0.144cm" svg:x="14.459cm" svg:y="3.39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3" draw:name="シェイプ12" draw:style-name="gr89" draw:text-style-name="P43" svg:width="0.149cm" svg:height="0.144cm" svg:x="14.279cm" svg:y="2.0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4" draw:name="シェイプ12" draw:style-name="gr87" draw:text-style-name="P43" svg:width="0.151cm" svg:height="0.144cm" svg:x="15.473cm" svg:y="0.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5" draw:name="シェイプ12" draw:style-name="gr89" draw:text-style-name="P43" svg:width="0.149cm" svg:height="0.144cm" svg:x="18.015cm" svg:y="2.26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8" draw:name="シェイプ12" draw:style-name="gr90" draw:text-style-name="P43" svg:width="0.151cm" svg:height="0.145cm" svg:x="15.951cm" svg:y="3.38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9" draw:name="シェイプ12" draw:style-name="gr91" draw:text-style-name="P43" svg:width="0.147cm" svg:height="0.144cm" svg:x="14.45cm" svg:y="0.75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90" draw:name="シェイプ12" draw:style-name="gr89" draw:text-style-name="P43" svg:width="0.149cm" svg:height="0.144cm" svg:x="13.959cm" svg:y="1.1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6">・着陸に成功した場合は</text:p>
      <text:p text:style-name="P6"><draw:frame text:anchor-type="paragraph" draw:z-index="92" draw:name="シェイプ1" draw:style-name="gr92" draw:text-style-name="P48" svg:width="2.373cm" svg:height="1.184cm" svg:x="14.261cm" svg:y="0.318cm"><draw:text-box><text:p text:style-name="P35"><text:span text:style-name="T19">Clear</text:span></text:p><text:p text:style-name="P35"><text:span text:style-name="T20">SCORE : 400</text:span></text:p><text:p text:style-name="P35"><text:span text:style-name="T20">BONUS FUEL :800</text:span></text:p></draw:text-box></draw:frame><draw:custom-shape text:anchor-type="paragraph" draw:z-index="86" draw:name="シェイプ12" draw:style-name="gr89" draw:text-style-name="P43" svg:width="0.149cm" svg:height="0.14cm" svg:x="17.113cm" svg:y="0.4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　　　├着陸地点と着地速度からスコアを算出</text:p>
      <text:p text:style-name="P7"><draw:polyline text:anchor-type="paragraph" draw:z-index="93" draw:name="シェイプ14" draw:style-name="gr93" draw:text-style-name="P35" svg:width="6.107cm" svg:height="2.216cm" draw:transform="skewX (0.113097335529232) rotate (0.599869663910451) translate (12.5359583333333cm 1.96144444444446cm)" svg:viewBox="0 0 6108 2217" draw:points="0,0 1317,0 2348,1125 3232,1626 4581,1858 5120,2217 6108,1775 6101,1787"><text:p/></draw:polyline>　　　├燃料は引き継ぎ</text:p>
      <text:p text:style-name="P7"><draw:custom-shape text:anchor-type="paragraph" draw:z-index="87" draw:name="シェイプ12" draw:style-name="gr90" draw:text-style-name="P43" svg:width="0.151cm" svg:height="0.145cm" svg:x="16.836cm" svg:y="0.10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 text:anchor-type="paragraph" draw:z-index="91" draw:style-name="gr1"><draw:custom-shape draw:name="シェイプ4" draw:style-name="gr41" draw:text-style-name="P36" svg:width="0.295cm" svg:height="0.242cm" svg:x="15.358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2" draw:text-style-name="P34" svg:width="0.399cm" svg:height="0.068cm" draw:transform="skewX (-0.0263544717051144) translate (15.3123194444444cm 0.568736111111111cm)"><text:p/><draw:enhanced-geometry svg:viewBox="0 0 21600 21600" draw:type="rectangle" draw:enhanced-path="M 0 0 L 21600 0 21600 21600 0 21600 0 0 Z N"/></draw:custom-shape><draw:polyline draw:name="シェイプ6" draw:style-name="gr10" draw:text-style-name="P35" svg:width="0.323cm" svg:height="0.429cm" draw:transform="skewX (-0.143989663289532) rotate (-2.0610593136801) translate (15.8235364639075cm 0.70282528246627cm)" svg:viewBox="0 0 324 430" draw:points="92,430 324,430 275,328 54,333 31,272 191,88 156,0 0,192 3,201"><text:p/></draw:polyline></draw:g>　　　├<text:span text:style-name="T5">スコアｘ２の数値</text:span>をボーナス燃料としてを獲得</text:p>
      <text:p text:style-name="P6"><draw:line text:anchor-type="paragraph" draw:z-index="77" draw:name="シェイプ3" draw:style-name="gr38" draw:text-style-name="P33" svg:x1="14.995cm" svg:y1="0.162cm" svg:x2="15.949cm" svg:y2="0.109cm"><text:p/></draw:line>　　　└5秒後に次のステージへ移動</text:p>
      <text:p text:style-name="P5"/>
      <text:p text:style-name="P5"><draw:g text:anchor-type="paragraph" draw:z-index="48" draw:style-name="gr1"><draw:line draw:name="シェイプ3" draw:style-name="gr4" draw:text-style-name="P33" svg:x1="14.127cm" svg:y1="2.739cm" svg:x2="14.446cm" svg:y2="2.739cm"><text:p/></draw:line><draw:line draw:name="シェイプ3" draw:style-name="gr4" draw:text-style-name="P33" svg:x1="16.452cm" svg:y1="1.721cm" svg:x2="16.657cm" svg:y2="1.721cm"><text:p/></draw:line><draw:custom-shape draw:name="シェイプ1" draw:style-name="gr49" draw:text-style-name="P34" svg:width="5.878cm" svg:height="3.64cm" svg:x="12.511cm" svg:y="0.083cm"><text:p/><draw:enhanced-geometry svg:viewBox="0 0 21600 21600" draw:mirror-horizontal="false" draw:mirror-vertical="false" draw:type="rectangle" draw:enhanced-path="M 0 0 L 21600 0 21600 21600 0 21600 0 0 Z N"/></draw:custom-shape><draw:polyline draw:name="シェイプ2" draw:style-name="gr6" draw:text-style-name="P35" svg:width="5.235cm" svg:height="2.765cm" draw:transform="skewX (0.0174532925199433) rotate (0.518711853692715) translate (12.5112204690607cm 3.41120727217609cm)" svg:viewBox="0 0 5236 2766" draw:points="0,0 398,0 812,202 1325,283 1643,800 1782,1152 2110,1338 2690,1296 2909,1419 3176,1827 3324,2136 3791,2127 4085,1826 4267,1929 4573,1604 4970,1491 5220,1616 5032,2185 5122,2397 5224,2760 5236,2766"><text:p/></draw:polyline><draw:line draw:name="シェイプ3" draw:style-name="gr4" draw:text-style-name="P33" svg:x1="15.443cm" svg:y1="3.214cm" svg:x2="15.747cm" svg:y2="3.214cm"><text:p/></draw:line><draw:line draw:name="シェイプ3" draw:style-name="gr4" draw:text-style-name="P33" svg:x1="14.587cm" svg:y1="3.538cm" svg:x2="14.993cm" svg:y2="3.538cm"><text:p/></draw:line><draw:line draw:name="シェイプ3" draw:style-name="gr4" draw:text-style-name="P33" svg:x1="17.547cm" svg:y1="2.241cm" svg:x2="17.809cm" svg:y2="2.241cm"><text:p/></draw:line><draw:line draw:name="シェイプ3" draw:style-name="gr4" draw:text-style-name="P33" svg:x1="16.937cm" svg:y1="2.96cm" svg:x2="17.199cm" svg:y2="2.96cm"><text:p/></draw:line><draw:frame draw:name="シェイプ1" draw:style-name="gr50" draw:text-style-name="P47" svg:width="1.31cm" svg:height="1.01cm" svg:x="12.626cm" svg:y="0.176cm"><draw:text-box><text:p><text:span text:style-name="T18">STAGE 1</text:span></text:p><text:p><text:span text:style-name="T18">SCORE : 000000</text:span></text:p><text:p><text:span text:style-name="T18">FUEL : 857</text:span></text:p></draw:text-box></draw:frame><draw:frame draw:name="シェイプ1" draw:style-name="gr50" draw:text-style-name="P47" svg:width="2.255cm" svg:height="1.01cm" svg:x="16.042cm" svg:y="0.176cm"><draw:text-box><text:p><text:span text:style-name="T18">ALTITUDE : 105</text:span></text:p><text:p><text:span text:style-name="T18">HORIZONTAL SPEED : 113</text:span></text:p><text:p><text:span text:style-name="T18">VERTICAL SPEED : -56</text:span></text:p></draw:text-box></draw:frame><draw:custom-shape draw:name="シェイプ12" draw:style-name="gr51" draw:text-style-name="P43" svg:width="0.151cm" svg:height="0.14cm" svg:x="12.716cm" svg:y="1.7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2" draw:text-style-name="P43" svg:width="0.149cm" svg:height="0.145cm" svg:x="12.943cm" svg:y="2.39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1" draw:text-style-name="P43" svg:width="0.151cm" svg:height="0.144cm" svg:x="14.434cm" svg:y="2.94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3" svg:width="0.149cm" svg:height="0.144cm" svg:x="14.254cm" svg:y="1.5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1" draw:text-style-name="P43" svg:width="0.151cm" svg:height="0.144cm" svg:x="15.448cm" svg:y="0.51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3" svg:width="0.149cm" svg:height="0.144cm" svg:x="17.99cm" svg:y="1.81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3" svg:width="0.149cm" svg:height="0.14cm" svg:x="17.236cm" svg:y="0.9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3" svg:width="0.151cm" svg:height="0.145cm" svg:x="16.473cm" svg:y="2.36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3" svg:width="0.151cm" svg:height="0.145cm" svg:x="15.926cm" svg:y="2.93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5" draw:text-style-name="P43" svg:width="0.147cm" svg:height="0.144cm" svg:x="14.425cm" svg:y="0.3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3" svg:width="0.149cm" svg:height="0.144cm" svg:x="13.934cm" svg:y="0.73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draw:name="シェイプ1" draw:style-name="gr56" draw:text-style-name="P48" svg:width="2.373cm" svg:height="1.184cm" svg:x="14.25cm" svg:y="1.344cm"><draw:text-box><text:p text:style-name="P35"><text:span text:style-name="T19">GameOver</text:span></text:p><text:p text:style-name="P35"><text:span text:style-name="T20">ClearStage : 0</text:span></text:p><text:p text:style-name="P35"><text:span text:style-name="T20">Score : 000000</text:span></text:p></draw:text-box></draw:frame></draw:g>・失敗した場合はゲームオーバー表示をする。</text:p>
      <text:p text:style-name="P5"><text:tab/><text:tab/><text:tab/>　├クリアステージ数</text:p>
      <text:p text:style-name="P5"><text:tab/><text:tab/><text:tab/>　├スコア</text:p>
      <text:p text:style-name="P5"><text:tab/><text:tab/><text:tab/>　└5秒後にタイトルへ</text:p>
      <text:p text:style-name="P8">＊スコア計算式 </text:p>
      <text:p text:style-name="P8"><text:span text:style-name="T8"><text:tab/><text:tab/></text:span><text:span text:style-name="T6">(</text:span><text:span text:style-name="T5">１００ - 着陸速度</text:span><text:span text:style-name="T6">) * 着陸地点ボーナス</text:span></text:p>
      <text:p text:style-name="P8">・表示情報はステージ番号・スコア・燃料・高度・水平速度・垂直速度<text:tab/></text:p>
      <text:p text:style-name="P8">【必要アイテム】</text:p>
      <text:p text:style-name="P12">　　-MainGameManager:シーン状態管理/開始終了処理</text:p>
      <text:p text:style-name="P28">　　-GameClear：ゲームクリア時の表示物</text:p>
      <text:p text:style-name="P28">　　-GameOver：ゲームオーバー時の表示物</text:p>
      <text:p text:style-name="P12">　　-BackGround:背景処理(タイトルと同じ)</text:p>
      <text:p text:style-name="P12">　　-ScoreCalc：スコア計算</text:p>
      <text:p text:style-name="P12">　　-情報UI</text:p>
      <text:p text:style-name="P12"><text:tab/>┣InfoUIManager：表示情報の更新</text:p>
      <text:p text:style-name="P12"><text:tab/>┗SpriteScore：スコアのスプライト表示</text:p>
      <text:p text:style-name="P12">＊画像</text:p>
      <text:p text:style-name="P12"><text:tab/>・<text:span text:style-name="T3">UIテキスト/数字/クリア・ゲームオーバーメッセージ</text:span></text:p>
      <text:p text:style-name="P26"><draw:custom-shape text:anchor-type="paragraph" draw:z-index="50" draw:name="シェイプ1" draw:style-name="gr59" draw:text-style-name="P49" svg:width="1.22cm" svg:height="0.929cm" draw:transform="rotate (0.726755100530439) translate (6.00780555555556cm 0.915458333333333cm)"><text:p/><draw:enhanced-geometry svg:viewBox="0 0 21600 21600" draw:text-areas="0 ?f0 ?f5 ?f2" draw:type="right-arrow" draw:modifiers="11722.1418234443 5584.790874524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〇ランダー</text:p>
      <text:p text:style-name="P12"><draw:g text:anchor-type="paragraph" draw:z-index="49" draw:style-name="gr1"><draw:custom-shape draw:name="シェイプ4" draw:style-name="gr57" draw:text-style-name="P36" svg:width="0.75cm" svg:height="0.611cm" draw:transform="skewX (-0.00872664625997165) rotate (-0.902335223281068) translate (5.92843055555556cm 0.3404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4" svg:width="1.01cm" svg:height="0.168cm" draw:transform="skewX (-0.0315904594610975) rotate (-0.902335223281068) translate (5.381625cm 0.627944444444444cm)"><text:p/><draw:enhanced-geometry svg:viewBox="0 0 21600 21600" draw:type="rectangle" draw:enhanced-path="M 0 0 L 21600 0 21600 21600 0 21600 0 0 Z N"/></draw:custom-shape><draw:polyline draw:name="シェイプ6" draw:style-name="gr10" draw:text-style-name="P35" svg:width="0.82cm" svg:height="1.09cm" draw:transform="skewX (-0.143466064513934) rotate (-2.96269640526038) translate (5.91860886910373cm 1.85273981929263cm)" svg:viewBox="0 0 821 1091" draw:points="234,1091 821,1091 697,835 139,846 78,690 484,224 397,0 0,489 9,512"><text:p/></draw:polyline></draw:g></text:p>
      <text:p text:style-name="P12"><draw:g text:anchor-type="paragraph" draw:z-index="0" draw:style-name="gr1"><draw:custom-shape draw:name="シェイプ1" draw:style-name="gr2" draw:text-style-name="P31" svg:width="0.795cm" svg:height="0.98cm" draw:transform="rotate (1.17216312563939) translate (4.191cm 1.20120833333333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name="シェイプ2" draw:style-name="gr3" draw:text-style-name="P32" svg:width="0.592cm" svg:height="0.449cm" draw:transform="skewX (0.00401425727958691) rotate (0.690626785014156) translate (4.71134722222222cm 0.809625cm)"><text:p/><draw:enhanced-geometry svg:viewBox="0 0 21600 21600" draw:type="rectangle" draw:enhanced-path="M 0 0 L 21600 0 21600 21600 0 21600 0 0 Z N"/></draw:custom-shape></draw:g></text:p>
      <text:p text:style-name="P12"/>
      <text:p text:style-name="P19"><text:tab/>・ステータス</text:p>
      <text:p text:style-name="P20"><text:tab/>　├燃料　:　推進ロケットに使用する。＊<text:span text:style-name="T5">初期燃料1000</text:span></text:p>
      <text:p text:style-name="P19"><text:tab/>　├高度　:　月面からランダーまでの垂直距離</text:p>
      <text:p text:style-name="P19"><text:tab/>　├水平速度　:　横方向の速度 -値が左方向 +値が右方向</text:p>
      <text:p text:style-name="P19"><text:tab/>　└垂直速度　:　縦方向の速度 -値が下方向 +値が上方向</text:p>
      <text:p text:style-name="P19"><text:tab/>・入力処理</text:p>
      <text:p text:style-name="P15"><text:tab/>　├↑：地表と平行にする。</text:p>
      <text:p text:style-name="P15"><text:tab/>　├←：左回転させる。</text:p>
      <text:p text:style-name="P15"><text:tab/>　├→：右回転させる。</text:p>
      <text:p text:style-name="P15"><text:tab/>　└↓：推進ロケットを噴射する。</text:p>
      <text:p text:style-name="P15"/>
      <text:p text:style-name="P15"><text:tab/>・月の重力によってゆっくりと自由落下する。</text:p>
      <text:p text:style-name="P14"><draw:g text:anchor-type="paragraph" draw:z-index="51" draw:style-name="gr1"><draw:polyline draw:name="シェイプ2" draw:style-name="gr23" draw:text-style-name="P35" svg:width="4.804cm" svg:height="2.234cm" draw:transform="rotate (-0.380481776934764) translate (14.2551076273008cm 3.36254814222422cm)" svg:viewBox="0 0 4805 2235" draw:points="0,2235 997,2235 3356,1292 3926,295 4805,0"><text:p/></draw:polyline><draw:g draw:style-name="gr7"><draw:g draw:style-name="gr7"><draw:custom-shape draw:name="シェイプ4" draw:style-name="gr57" draw:text-style-name="P36" svg:width="0.75cm" svg:height="0.611cm" draw:transform="skewX (-0.00872664625997165) translate (15.1800277777778cm 4.4828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4" svg:width="1.01cm" svg:height="0.168cm" draw:transform="skewX (-0.0315904594610974) translate (15.0689027777778cm 5.09234722222222cm)"><text:p/><draw:enhanced-geometry svg:viewBox="0 0 21600 21600" draw:type="rectangle" draw:enhanced-path="M 0 0 L 21600 0 21600 21600 0 21600 0 0 Z N"/></draw:custom-shape><draw:polyline draw:name="シェイプ6" draw:style-name="gr10" draw:text-style-name="P35" svg:width="0.82cm" svg:height="1.09cm" draw:transform="skewX (-0.143466064513934) rotate (-2.06036118197931) translate (16.3631921752126cm 5.42748779308106cm)" svg:viewBox="0 0 821 1091" draw:points="234,1091 821,1091 697,835 139,846 78,690 484,224 397,0 0,489 9,512"><text:p/></draw:polyline></draw:g><draw:line draw:name="シェイプ3" draw:style-name="gr60" draw:text-style-name="P35" svg:x1="14.367cm" svg:y1="5.808cm" svg:x2="16.854cm" svg:y2="5.808cm"><text:p/></draw:line><draw:g draw:style-name="gr7"><draw:polyline draw:name="シェイプ2" draw:style-name="gr23" draw:text-style-name="P35" svg:width="4.804cm" svg:height="2.234cm" draw:transform="rotate (-0.380481776934764) translate (14.0875381828563cm 0.716714808890917cm)" svg:viewBox="0 0 4805 2235" draw:points="0,2235 997,2235 3356,1292 3926,295 4805,0"><text:p/></draw:polyline><draw:line draw:name="シェイプ3" draw:style-name="gr60" draw:text-style-name="P35" svg:x1="14.29cm" svg:y1="3.161cm" svg:x2="16.777cm" svg:y2="3.161cm"><text:p/></draw:line><draw:g draw:style-name="gr7"><draw:custom-shape draw:name="シェイプ4" draw:style-name="gr57" draw:text-style-name="P36" svg:width="0.75cm" svg:height="0.611cm" draw:transform="skewX (-0.00872664625997159) rotate (-0.837758040957279) translate (17.0127083333333cm 1.9428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4" svg:width="1.01cm" svg:height="0.168cm" draw:transform="skewX (-0.0315904594610974) rotate (-0.837758040957279) translate (16.4817777777778cm 2.26483333333333cm)"><text:p/><draw:enhanced-geometry svg:viewBox="0 0 21600 21600" draw:type="rectangle" draw:enhanced-path="M 0 0 L 21600 0 21600 21600 0 21600 0 0 Z N"/></draw:custom-shape><draw:polyline draw:name="シェイプ6" draw:style-name="gr10" draw:text-style-name="P35" svg:width="0.82cm" svg:height="1.09cm" draw:transform="skewX (-0.143466064513934) rotate (-2.89811922293658) translate (17.1019639694064cm 3.45384923405099cm)" svg:viewBox="0 0 821 1091" draw:points="234,1091 821,1091 697,835 139,846 78,690 484,224 397,0 0,489 9,512"><text:p/></draw:polyline></draw:g></draw:g><draw:custom-shape draw:name="シェイプ12" draw:style-name="gr61" draw:text-style-name="P50" svg:width="1.324cm" svg:height="1.324cm" svg:x="12.622cm" svg:y="3.983cm"><text:p/><draw:enhanced-geometry svg:viewBox="0 0 21600 21600" draw:glue-points="10800 0 3163 3163 0 10800 3163 18437 10800 21600 18437 18437 21600 10800 18437 3163" draw:text-areas="3163 3163 18437 18437" draw:type="ring" draw:modifiers="4314.2476697736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 draw:style-name="gr7"><draw:custom-shape draw:name="シェイプ13" draw:style-name="gr62" draw:text-style-name="P51" svg:width="0.318cm" svg:height="1.509cm" draw:transform="rotate (0.785398163397448) translate (13.4902222222222cm 1.56633333333333cm)"><text:p/><draw:enhanced-geometry svg:viewBox="0 0 21600 21600" draw:type="rectangle" draw:enhanced-path="M 0 0 L 21600 0 21600 21600 0 21600 0 0 Z N"/></draw:custom-shape><draw:custom-shape draw:name="シェイプ13" draw:style-name="gr62" draw:text-style-name="P51" svg:width="0.318cm" svg:height="1.509cm" draw:transform="rotate (-0.785223630472249) translate (14.5538472222222cm 1.34231944444444cm)"><text:p/><draw:enhanced-geometry svg:viewBox="0 0 21600 21600" draw:type="rectangle" draw:enhanced-path="M 0 0 L 21600 0 21600 21600 0 21600 0 0 Z N"/></draw:custom-shape></draw:g></draw:g></draw:g><text:tab/>・推進ロケットを下部から噴射することで上部方向に加速する。</text:p>
      <text:p text:style-name="P14"><text:tab/>・推進ロケットを使うことで燃料を消費する。</text:p>
      <text:p text:style-name="P18"><text:tab/>・月面との衝突判定時にクリア条件を確認する。</text:p>
      <text:p text:style-name="P14"><text:tab/>　├衝突した月面が着陸地点である。</text:p>
      <text:p text:style-name="P14"><text:tab/>　├ランダーが月面と平行である。</text:p>
      <text:p text:style-name="P19"><text:tab/>　└ランダーの着陸速度が低速である。</text:p>
      <text:p text:style-name="P19"><text:tab/>　＊着陸可能速度は<text:span text:style-name="T5">-</text:span><text:span text:style-name="T7">100~100</text:span><text:span text:style-name="T4">に設定</text:span></text:p>
      <text:p text:style-name="P14">【必要アイテム】</text:p>
      <text:p text:style-name="P14">　　-LunderStatus : 燃料/高度/水平速度/垂直速度</text:p>
      <text:p text:style-name="P13">　　-LunderManager : 入力処理(回転/推進ロケット)</text:p>
      <text:p text:style-name="P14"><text:tab/><text:tab/><text:tab/><text:tab/><text:tab/>月面との衝突処理/ステータスの更新　　　　　　　　　</text:p>
      <text:p text:style-name="P14"><draw:g text:anchor-type="paragraph" draw:z-index="103" draw:style-name="gr1"><draw:custom-shape draw:name="シェイプ4" draw:style-name="gr99" draw:text-style-name="P36" svg:width="0.932cm" svg:height="0.759cm" draw:transform="skewX (-0.00925024503556995) translate (10.4528055555556cm 0.426861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100" draw:text-style-name="P34" svg:width="1.253cm" svg:height="0.209cm" draw:transform="skewX (-0.0254818070791172) translate (10.3144583333333cm 1.18356944444444cm)"><text:p/><draw:enhanced-geometry svg:viewBox="0 0 21600 21600" draw:type="rectangle" draw:enhanced-path="M 0 0 L 21600 0 21600 21600 0 21600 0 0 Z N"/></draw:custom-shape><draw:polyline draw:name="シェイプ6" draw:style-name="gr10" draw:text-style-name="P35" svg:width="1.019cm" svg:height="1.354cm" draw:transform="skewX (-0.144164196214732) rotate (-2.0610593136801) translate (11.9209555823767cm 1.60268372802677cm)" svg:viewBox="0 0 1020 1355" draw:points="291,1355 1020,1355 866,1037 173,1051 97,857 601,278 493,0 0,608 11,636"><text:p/></draw:polyline></draw:g><draw:custom-shape text:anchor-type="paragraph" draw:z-index="104" draw:name="シェイプ18" draw:style-name="gr101" draw:text-style-name="P38" svg:width="0.83cm" svg:height="1.301cm" svg:x="10.562cm" svg:y="0.737cm"><text:p/><draw:enhanced-geometry svg:viewBox="0 0 21600 21600" draw:type="rectangle" draw:enhanced-path="M 0 0 L 21600 0 21600 21600 0 21600 0 0 Z N"/></draw:custom-shape>　　-Rigidbody2D : 物理処理(自由落下)</text:p>
      <text:p text:style-name="P14">　　-Collider2D : 当たり判定</text:p>
      <text:p text:style-name="P21">＊画像</text:p>
      <text:p text:style-name="P21"><text:tab/>・ランダー/推進ロケット/着陸失敗時の爆発</text:p>
      <text:p text:style-name="P27"><draw:frame text:anchor-type="paragraph" draw:z-index="52" draw:name="シェイプ1" draw:style-name="gr63" draw:text-style-name="P52" svg:width="4.109cm" svg:height="1.803cm" svg:x="9.287cm" svg:y="0.42cm"><draw:text-box><text:p><text:span text:style-name="T20">ALTITUDE : 105</text:span></text:p><text:p><text:span text:style-name="T20">HORIZONTAL SPEED : 113</text:span></text:p><text:p><text:span text:style-name="T20">VERTICAL SPEED : -56</text:span></text:p></draw:text-box></draw:frame><draw:frame text:anchor-type="paragraph" draw:z-index="73" draw:name="シェイプ1" draw:style-name="gr84" draw:text-style-name="P52" svg:width="3.647cm" svg:height="1.243cm" svg:x="9.188cm" svg:y="0.42cm"><draw:text-box><text:p><text:span text:style-name="T20">ALTITUDE : 105</text:span></text:p><text:p><text:span text:style-name="T20">HORIZONTAL SPEED : 113</text:span></text:p><text:p><text:span text:style-name="T20">VERTICAL SPEED : -56</text:span></text:p></draw:text-box></draw:frame><draw:line text:anchor-type="paragraph" draw:z-index="58" draw:name="シェイプ3" draw:style-name="gr69" draw:text-style-name="P33" svg:x1="6.498cm" svg:y1="4.346cm" svg:x2="6.973cm" svg:y2="4.346cm"><text:p/></draw:line><draw:line text:anchor-type="paragraph" draw:z-index="59" draw:name="シェイプ3" draw:style-name="gr69" draw:text-style-name="P33" svg:x1="9.953cm" svg:y1="2.786cm" svg:x2="10.258cm" svg:y2="2.786cm"><text:p/></draw:line><draw:custom-shape text:anchor-type="paragraph" draw:z-index="60" draw:name="シェイプ1" draw:style-name="gr70" draw:text-style-name="P34" svg:width="8.746cm" svg:height="5.573cm" svg:x="4.089cm" svg:y="0.277cm"><text:p/><draw:enhanced-geometry svg:viewBox="0 0 21600 21600" draw:mirror-horizontal="false" draw:mirror-vertical="false" draw:type="rectangle" draw:enhanced-path="M 0 0 L 21600 0 21600 21600 0 21600 0 0 Z N"/></draw:custom-shape><draw:line text:anchor-type="paragraph" draw:z-index="61" draw:name="シェイプ3" draw:style-name="gr69" draw:text-style-name="P33" svg:x1="8.501cm" svg:y1="4.151cm" svg:x2="9.803cm" svg:y2="4.145cm"><text:p/></draw:line><draw:g text:anchor-type="paragraph" draw:z-index="62" draw:style-name="gr71"><draw:custom-shape draw:name="シェイプ4" draw:style-name="gr72" draw:text-style-name="P36" svg:width="0.574cm" svg:height="0.465cm" draw:transform="skewX (-0.00383972435438755) rotate (-0.124092909816797) translate (8.84061111111111cm 2.42005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73" draw:text-style-name="P34" svg:width="0.766cm" svg:height="0.131cm" draw:transform="rotate (-0.124092909816797) translate (8.70302777777778cm 2.85573611111111cm)"><text:p/><draw:enhanced-geometry svg:viewBox="0 0 21600 21600" draw:type="rectangle" draw:enhanced-path="M 0 0 L 21600 0 21600 21600 0 21600 0 0 Z N"/></draw:custom-shape><draw:polyline draw:name="シェイプ6" draw:style-name="gr10" draw:text-style-name="P35" svg:width="0.626cm" svg:height="0.831cm" draw:transform="skewX (-0.146084058391925) rotate (-2.18951554662689) translate (9.65000379848097cm 3.24225157688185cm)" svg:viewBox="0 0 627 832" draw:points="180,832 627,829 532,634 107,645 60,527 369,171 302,0 0,374 7,391"><text:p/></draw:polyline></draw:g><draw:frame text:anchor-type="paragraph" draw:z-index="63" draw:name="シェイプ1" draw:style-name="gr74" draw:text-style-name="P52" svg:width="2.759cm" svg:height="1.625cm" svg:x="4.258cm" svg:y="0.42cm"><draw:text-box><text:p><text:span text:style-name="T20">STAGE 1</text:span></text:p><text:p><text:span text:style-name="T20">SCORE : 000000</text:span></text:p><text:p><text:span text:style-name="T20">FUEL : 857</text:span></text:p></draw:text-box></draw:frame><draw:custom-shape text:anchor-type="paragraph" draw:z-index="64" draw:name="シェイプ12" draw:style-name="gr75" draw:text-style-name="P43" svg:width="0.516cm" svg:height="0.507cm" svg:x="4.602cm" svg:y="2.04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5" draw:name="シェイプ12" draw:style-name="gr76" draw:text-style-name="P43" svg:width="0.442cm" svg:height="0.447cm" svg:x="4.734cm" svg:y="3.58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6" draw:name="シェイプ12" draw:style-name="gr77" draw:text-style-name="P43" svg:width="0.484cm" svg:height="0.484cm" svg:x="6.682cm" svg:y="2.5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7" draw:name="シェイプ12" draw:style-name="gr78" draw:text-style-name="P43" svg:width="0.477cm" svg:height="0.475cm" svg:x="8.206cm" svg:y="0.67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8" draw:name="シェイプ12" draw:style-name="gr79" draw:text-style-name="P43" svg:width="0.488cm" svg:height="0.488cm" svg:x="11.973cm" svg:y="2.66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9" draw:name="シェイプ12" draw:style-name="gr80" draw:text-style-name="P43" svg:width="0.565cm" svg:height="0.562cm" svg:x="11.123cm" svg:y="1.66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70" draw:name="シェイプ12" draw:style-name="gr81" draw:text-style-name="P43" svg:width="0.475cm" svg:height="0.475cm" svg:x="10.253cm" svg:y="3.154cm"><text:p/><draw:enhanced-geometry svg:viewBox="0 0 21600 21600" draw:text-areas="6722 8256 14878 15460" draw:type="star5" draw:enhanced-path="M 10797 0 L 8278 8256 0 8256 6722 13405 4198 21600 10797 16580 17401 21600 14878 13405 21600 8256 13321 8256 10797 0 Z N"/></draw:custom-shape><draw:polyline text:anchor-type="paragraph" draw:z-index="71" draw:name="シェイプ13" draw:style-name="gr82" draw:text-style-name="P35" svg:width="7.509cm" svg:height="5.261cm" draw:transform="skewX (-0.000698131700797683) rotate (0.917345054848219) translate (4.08869444444437cm 5.84898212528295cm)" svg:viewBox="0 0 7510 5262" draw:points="0,0 3596,0 3541,1052 4029,2471 4820,3505 4443,4919 7510,5262"><text:p/></draw:polyline><draw:custom-shape text:anchor-type="paragraph" draw:z-index="72" draw:name="シェイプ12" draw:style-name="gr83" draw:text-style-name="P43" svg:width="0.5cm" svg:height="0.495cm" svg:x="6.205cm" svg:y="1.282cm"><text:p/><draw:enhanced-geometry svg:viewBox="0 0 21600 21600" draw:text-areas="6722 8256 14878 15460" draw:type="star5" draw:enhanced-path="M 10797 0 L 8278 8256 0 8256 6722 13405 4198 21600 10797 16580 17401 21600 14878 13405 21600 8256 13321 8256 10797 0 Z N"/></draw:custom-shape>〇カメラ</text:p>
      <text:p text:style-name="P22">　</text:p>
      <text:p text:style-name="P22"/>
      <text:p text:style-name="P22"/>
      <text:p text:style-name="P22"/>
      <text:p text:style-name="P22"><draw:frame text:anchor-type="paragraph" draw:z-index="94" draw:name="シェイプ15" draw:style-name="gr94" draw:text-style-name="P54" svg:width="1.082cm" svg:height="0.611cm" svg:x="8.636cm" svg:y="0.46cm"><draw:text-box><text:p text:style-name="P35"><text:span text:style-name="T22">x3</text:span></text:p></draw:text-box></draw:frame></text:p>
      <text:p text:style-name="P22"/>
      <text:p text:style-name="P22"><text:tab/></text:p>
      <text:p text:style-name="P22"><text:tab/>・ランダーが月面に近づくと拡大モードになる。</text:p>
      <text:p text:style-name="P22"><text:tab/>・UIに専用のカメラを設定する。</text:p>
      <text:p text:style-name="P21">【必要アイテム】</text:p>
      <text:p text:style-name="P21">　　-<text:span text:style-name="T2">CameraManager:カメラの処理</text:span></text:p>
      <text:p text:style-name="P21">　　-<text:span text:style-name="T10">UICamera:UI用のカメラ</text:span></text:p>
      <text:p text:style-name="P21"/>
      <text:p text:style-name="P21">〇月面ステージ</text:p>
      <text:p text:style-name="P17"><draw:g text:anchor-type="paragraph" draw:z-index="53" draw:style-name="gr1"><draw:line draw:name="シェイプ3" draw:style-name="gr4" draw:text-style-name="P33" svg:x1="5.828cm" svg:y1="2.585cm" svg:x2="6.569cm" svg:y2="2.585cm"><text:p/></draw:line><draw:custom-shape draw:name="シェイプ1" draw:style-name="gr64" draw:text-style-name="P34" svg:width="13.653cm" svg:height="4.384cm" svg:x="2.071cm" svg:y="0.549cm"><text:p/><draw:enhanced-geometry svg:viewBox="0 0 21600 21600" draw:mirror-horizontal="false" draw:mirror-vertical="false" draw:type="rectangle" draw:enhanced-path="M 0 0 L 21600 0 21600 21600 0 21600 0 0 Z N"/></draw:custom-shape><draw:polyline draw:name="シェイプ2" draw:style-name="gr65" draw:text-style-name="P35" svg:width="12.242cm" svg:height="6.567cm" draw:transform="skewX (0.0406661715714679) rotate (0.531278224307074) translate (2.0707993574496cm 4.18961648327331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66" draw:text-style-name="P33" svg:x1="8.881cm" svg:y1="3.72cm" svg:x2="9.589cm" svg:y2="3.72cm"><text:p/></draw:line><draw:line draw:name="シェイプ3" draw:style-name="gr66" draw:text-style-name="P33" svg:x1="6.892cm" svg:y1="4.496cm" svg:x2="7.836cm" svg:y2="4.496cm"><text:p/></draw:line><draw:line draw:name="シェイプ3" draw:style-name="gr66" draw:text-style-name="P33" svg:x1="13.768cm" svg:y1="1.392cm" svg:x2="14.375cm" svg:y2="1.392cm"><text:p/></draw:line><draw:g draw:style-name="gr7"><draw:custom-shape draw:name="シェイプ4" draw:style-name="gr8" draw:text-style-name="P36" svg:width="0.431cm" svg:height="0.354cm" draw:transform="skewX (-0.00506145483078355) rotate (-0.418879020478639) translate (7.50534722222222cm 1.114777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4" svg:width="0.581cm" svg:height="0.098cm" draw:transform="skewX (-0.0181514242207411) rotate (-0.418879020478639) translate (7.30426388888889cm 1.40758333333333cm)"><text:p/><draw:enhanced-geometry svg:viewBox="0 0 21600 21600" draw:type="rectangle" draw:enhanced-path="M 0 0 L 21600 0 21600 21600 0 21600 0 0 Z N"/></draw:custom-shape><draw:polyline draw:name="シェイプ6" draw:style-name="gr10" draw:text-style-name="P35" svg:width="0.471cm" svg:height="0.627cm" draw:transform="skewX (-0.14468779499033) rotate (-2.47871660368235) translate (7.90445223788092cm 1.88845218008532cm)" svg:viewBox="0 0 472 628" draw:points="134,628 472,628 401,480 79,487 45,397 279,129 229,0 0,281 5,294"><text:p/></draw:polyline></draw:g><draw:custom-shape draw:name="シェイプ12" draw:style-name="gr67" draw:text-style-name="P43" svg:width="0.345cm" svg:height="0.345cm" svg:x="3.076cm" svg:y="1.75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3" svg:width="0.345cm" svg:height="0.345cm" svg:x="6.542cm" svg:y="3.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3" svg:width="0.345cm" svg:height="0.345cm" svg:x="14.797cm" svg:y="0.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3" svg:width="0.345cm" svg:height="0.345cm" svg:x="11.279cm" svg:y="1.703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3" svg:width="0.345cm" svg:height="0.345cm" svg:x="10.009cm" svg:y="3.052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3" svg:width="0.345cm" svg:height="0.345cm" svg:x="9.374cm" svg:y="0.803cm"><text:p/><draw:enhanced-geometry svg:viewBox="0 0 21600 21600" draw:text-areas="6722 8256 14878 15460" draw:type="star5" draw:enhanced-path="M 10797 0 L 8278 8256 0 8256 6722 13405 4198 21600 10797 16580 17401 21600 14878 13405 21600 8256 13321 8256 10797 0 Z N"/></draw:custom-shape><draw:line draw:name="シェイプ3" draw:style-name="gr66" draw:text-style-name="P33" svg:x1="12.353cm" svg:y1="3.167cm" svg:x2="12.787cm" svg:y2="3.167cm"><text:p/></draw:line></draw:g></text:p>
      <text:p text:style-name="P17"><draw:frame text:anchor-type="paragraph" draw:z-index="54" draw:name="シェイプ13" draw:style-name="gr68" draw:text-style-name="P53" svg:width="0.742cm" svg:height="0.553cm" svg:x="13.767cm" svg:y="0.651cm"><draw:text-box><text:p text:style-name="P35"><text:span text:style-name="T21">x4</text:span></text:p></draw:text-box></draw:frame></text:p>
      <text:p text:style-name="P21"/>
      <text:p text:style-name="P21"/>
      <text:p text:style-name="P21"><draw:frame text:anchor-type="paragraph" draw:z-index="57" draw:name="シェイプ13" draw:style-name="gr68" draw:text-style-name="P53" svg:width="0.742cm" svg:height="0.553cm" svg:x="12.241cm" svg:y="0.146cm"><draw:text-box><text:p text:style-name="P35"><text:span text:style-name="T21">x5</text:span></text:p></draw:text-box></draw:frame></text:p>
      <text:p text:style-name="P21"><draw:frame text:anchor-type="paragraph" draw:z-index="55" draw:name="シェイプ13" draw:style-name="gr68" draw:text-style-name="P53" svg:width="0.742cm" svg:height="0.553cm" svg:x="8.881cm" svg:y="0.014cm"><draw:text-box><text:p text:style-name="P35"><text:span text:style-name="T21">x2</text:span></text:p></draw:text-box></draw:frame><draw:frame text:anchor-type="paragraph" draw:z-index="56" draw:name="シェイプ13" draw:style-name="gr68" draw:text-style-name="P53" svg:width="0.742cm" svg:height="0.553cm" svg:x="6.95cm" svg:y="0.676cm"><draw:text-box><text:p text:style-name="P35"><text:span text:style-name="T21">x3</text:span></text:p></draw:text-box></draw:frame></text:p>
      <text:p text:style-name="P21"/>
      <text:p text:style-name="P21"><text:tab/>・月面の形は自動生成する。</text:p>
      <text:p text:style-name="P22"><text:tab/>・<text:span text:style-name="T5">4箇所</text:span> 着陸地点を配置する。</text:p>
      <text:p text:style-name="P22"><text:tab/>・着陸地点にはボーナスを設定(ｘ２、ｘ３、ｘ４、ｘ５)</text:p>
      <text:p text:style-name="P21">【必要アイテム】</text:p>
      <text:p text:style-name="P17"><text:tab/>-MoonManager：月面ステージの自動生成</text:p>
      <text:p text:style-name="P17"><text:tab/>-LandingPoint:着陸地点</text:p>
      <text:p text:style-name="P17"><text:tab/>-Collider2D:当たり判定</text:p>
      <text:p text:style-name="P17">＊画像</text:p>
      <text:p text:style-name="P17"><text:tab/>・月面/着陸地点/ボーナス数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_32__20_Dots_20_1_20_Dash" draw:display-name="2 Dots 1 Dash" draw:style="rect" draw:dots1="2" draw:dots2="1" draw:dots2-length="0.203cm" draw:distance="0.203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0:41:30.356000000</meta:creation-date>
    <dc:date>2017-05-17T17:25:37.464000000</dc:date>
    <meta:editing-duration>PT2H9M1S</meta:editing-duration>
    <meta:editing-cycles>14</meta:editing-cycles>
    <meta:generator>LibreOffice/5.2.0.4$Windows_x86 LibreOffice_project/066b007f5ebcc236395c7d282ba488bca6720265</meta:generator>
    <meta:document-statistic meta:table-count="0" meta:image-count="0" meta:object-count="0" meta:page-count="6" meta:paragraph-count="120" meta:word-count="1547" meta:character-count="2070" meta:non-whitespace-character-count="1842"/>
  </office:meta>
</office:document-meta>
</file>